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1516in" svg:height="7.372in" svg:x="9.4421in" svg:y="0.7846in">
            <draw:object draw:notify-on-update-of-ranges="Sheet1.F1:Sheet1.F2200 Sheet1.G1:Sheet1.G2200 Sheet1.H1:Sheet1.H2200 Sheet1.I1:Sheet1.I2200 Sheet1.M59:Sheet1.M60 Sheet1.N59:Sheet1.N60 Sheet1.M63:Sheet1.M64 Sheet1.N63:Sheet1.N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>
            <text:p>Raw data</text:p>
          </table:table-cell>
          <table:table-cell table:number-columns-repeated="4"/>
          <table:table-cell table:style-name="ce1" office:value-type="string" calcext:value-type="string">
            <text:p>Corrected Downstroke</text:p>
          </table:table-cell>
          <table:table-cell/>
          <table:table-cell table:style-name="ce1" office:value-type="string" calcext:value-type="string">
            <text:p>Corrected Upstroke</text:p>
          </table:table-cell>
          <table:table-cell table:number-columns-repeated="4"/>
          <table:table-cell table:style-name="ce1"/>
          <table:table-cell table:number-columns-repeated="51"/>
        </table:table-row>
        <table:table-row table:style-name="ro1">
          <table:table-cell table:style-name="ce1" office:value-type="string" calcext:value-type="string">
            <text:p>X (microns)</text:p>
          </table:table-cell>
          <table:table-cell table:style-name="ce1" office:value-type="string" calcext:value-type="string">
            <text:p>Force (gf)</text:p>
          </table:table-cell>
          <table:table-cell table:style-name="ce1" office:value-type="string" calcext:value-type="string">
            <text:p>Actuated? </text:p>
          </table:table-cell>
          <table:table-cell table:style-name="ce1" office:value-type="string" calcext:value-type="string">
            <text:p>Tared</text:p>
          </table:table-cell>
          <table:table-cell/>
          <table:table-cell table:style-name="ce1" office:value-type="string" calcext:value-type="string">
            <text:p>X (mm)</text:p>
          </table:table-cell>
          <table:table-cell table:style-name="ce1" office:value-type="string" calcext:value-type="string">
            <text:p>Force (gf)</text:p>
          </table:table-cell>
          <table:table-cell table:style-name="ce1" office:value-type="string" calcext:value-type="string">
            <text:p>X (mm)</text:p>
          </table:table-cell>
          <table:table-cell table:style-name="ce1" office:value-type="string" calcext:value-type="string">
            <text:p>Force (gf)</text:p>
          </table:table-cell>
          <table:table-cell table:number-columns-repeated="3"/>
          <table:table-cell table:style-name="ce1" table:number-columns-repeated="2"/>
          <table:table-cell/>
          <table:table-cell table:style-name="ce1"/>
          <table:table-cell table:number-columns-repeated="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1" office:value-type="string" calcext:value-type="string">
            <text:p>Actuation </text:p>
          </table:table-cell>
          <table:table-cell table:number-columns-repeated="5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table:number-columns-repeated="5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table:number-columns-repeated="5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1" office:value-type="string" calcext:value-type="string">
            <text:p>Release</text:p>
          </table:table-cell>
          <table:table-cell table:number-columns-repeated="5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5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number-columns-repeated="5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9.89" calcext:value-type="float">
            <text:p>19.8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9.02" calcext:value-type="float">
            <text:p>29.0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1.83" calcext:value-type="float">
            <text:p>31.8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3.73" calcext:value-type="float">
            <text:p>33.7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3.33" calcext:value-type="float">
            <text:p>33.3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3.06" calcext:value-type="float">
            <text:p>33.0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3.03" calcext:value-type="float">
            <text:p>33.0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3.04" calcext:value-type="float">
            <text:p>33.0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3.1" calcext:value-type="float">
            <text:p>33.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3.08" calcext:value-type="float">
            <text:p>33.0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3.08" calcext:value-type="float">
            <text:p>33.0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3.1" calcext:value-type="float">
            <text:p>33.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3.15" calcext:value-type="float">
            <text:p>33.1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3.08" calcext:value-type="float">
            <text:p>33.0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3.08" calcext:value-type="float">
            <text:p>33.0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3.13" calcext:value-type="float">
            <text:p>33.1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3.35" calcext:value-type="float">
            <text:p>33.3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3.35" calcext:value-type="float">
            <text:p>33.3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3.33" calcext:value-type="float">
            <text:p>33.3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3.27" calcext:value-type="float">
            <text:p>33.2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3.25" calcext:value-type="float">
            <text:p>33.2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3.2" calcext:value-type="float">
            <text:p>33.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3.05" calcext:value-type="float">
            <text:p>33.0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3.04" calcext:value-type="float">
            <text:p>33.0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3.12" calcext:value-type="float">
            <text:p>33.1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3.21" calcext:value-type="float">
            <text:p>33.2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3.37" calcext:value-type="float">
            <text:p>33.3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3.53" calcext:value-type="float">
            <text:p>33.5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3.55" calcext:value-type="float">
            <text:p>33.5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3.61" calcext:value-type="float">
            <text:p>33.6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3.65" calcext:value-type="float">
            <text:p>33.6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3.85" calcext:value-type="float">
            <text:p>33.8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3.96" calcext:value-type="float">
            <text:p>33.9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4.04" calcext:value-type="float">
            <text:p>34.0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4.04" calcext:value-type="float">
            <text:p>34.0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4.23" calcext:value-type="float">
            <text:p>34.2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4.32" calcext:value-type="float">
            <text:p>34.3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4.42" calcext:value-type="float">
            <text:p>34.4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4.42" calcext:value-type="float">
            <text:p>34.4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4.38" calcext:value-type="float">
            <text:p>34.3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4.38" calcext:value-type="float">
            <text:p>34.3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4.36" calcext:value-type="float">
            <text:p>34.3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4.21" calcext:value-type="float">
            <text:p>34.2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4.26" calcext:value-type="float">
            <text:p>34.2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4.25" calcext:value-type="float">
            <text:p>34.2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4.23" calcext:value-type="float">
            <text:p>34.2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4.22" calcext:value-type="float">
            <text:p>34.2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4.36" calcext:value-type="float">
            <text:p>34.3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4.57" calcext:value-type="float">
            <text:p>34.5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4.58" calcext:value-type="float">
            <text:p>34.5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4.71" calcext:value-type="float">
            <text:p>34.7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4.85" calcext:value-type="float">
            <text:p>34.8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5.11" calcext:value-type="float">
            <text:p>35.1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5.14" calcext:value-type="float">
            <text:p>35.1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5.17" calcext:value-type="float">
            <text:p>35.1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5.3" calcext:value-type="float">
            <text:p>35.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5.32" calcext:value-type="float">
            <text:p>35.3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5.36" calcext:value-type="float">
            <text:p>35.3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5.35" calcext:value-type="float">
            <text:p>35.3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5.6" calcext:value-type="float">
            <text:p>35.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5.64" calcext:value-type="float">
            <text:p>35.6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5.76" calcext:value-type="float">
            <text:p>35.7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5.74" calcext:value-type="float">
            <text:p>35.7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5.99" calcext:value-type="float">
            <text:p>35.9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6.1" calcext:value-type="float">
            <text:p>36.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6.41" calcext:value-type="float">
            <text:p>36.4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6.63" calcext:value-type="float">
            <text:p>36.6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7.12" calcext:value-type="float">
            <text:p>37.1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7.68" calcext:value-type="float">
            <text:p>37.6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8.01" calcext:value-type="float">
            <text:p>38.0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8.59" calcext:value-type="float">
            <text:p>38.5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8.87" calcext:value-type="float">
            <text:p>38.8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9.32" calcext:value-type="float">
            <text:p>39.3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9.46" calcext:value-type="float">
            <text:p>39.4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0.03" calcext:value-type="float">
            <text:p>40.0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0.29" calcext:value-type="float">
            <text:p>40.2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0.96" calcext:value-type="float">
            <text:p>40.9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1.46" calcext:value-type="float">
            <text:p>41.4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2.7" calcext:value-type="float">
            <text:p>42.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3.24" calcext:value-type="float">
            <text:p>43.2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4.2" calcext:value-type="float">
            <text:p>44.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4.74" calcext:value-type="float">
            <text:p>44.7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5.75" calcext:value-type="float">
            <text:p>45.7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6.22" calcext:value-type="float">
            <text:p>46.2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6.44" calcext:value-type="float">
            <text:p>46.4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6.98" calcext:value-type="float">
            <text:p>46.9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7.39" calcext:value-type="float">
            <text:p>47.3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8.16" calcext:value-type="float">
            <text:p>48.1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8.52" calcext:value-type="float">
            <text:p>48.5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9.17" calcext:value-type="float">
            <text:p>49.1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9.29" calcext:value-type="float">
            <text:p>49.2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9.89" calcext:value-type="float">
            <text:p>49.8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50.35" calcext:value-type="float">
            <text:p>50.3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1.17" calcext:value-type="float">
            <text:p>51.1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51.34" calcext:value-type="float">
            <text:p>51.3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1.61" calcext:value-type="float">
            <text:p>51.6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51.63" calcext:value-type="float">
            <text:p>51.6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1.55" calcext:value-type="float">
            <text:p>51.5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1.17" calcext:value-type="float">
            <text:p>51.1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1.13" calcext:value-type="float">
            <text:p>51.1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51.16" calcext:value-type="float">
            <text:p>51.1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1.2" calcext:value-type="float">
            <text:p>51.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51.05" calcext:value-type="float">
            <text:p>51.0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1.05" calcext:value-type="float">
            <text:p>51.0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1.09" calcext:value-type="float">
            <text:p>51.0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1.16" calcext:value-type="float">
            <text:p>51.1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51.19" calcext:value-type="float">
            <text:p>51.1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1.31" calcext:value-type="float">
            <text:p>51.3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1.54" calcext:value-type="float">
            <text:p>51.5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1.56" calcext:value-type="float">
            <text:p>51.5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51.39" calcext:value-type="float">
            <text:p>51.3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1.44" calcext:value-type="float">
            <text:p>51.4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1.64" calcext:value-type="float">
            <text:p>51.6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.86" calcext:value-type="float">
            <text:p>51.8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51.79" calcext:value-type="float">
            <text:p>51.7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51.78" calcext:value-type="float">
            <text:p>51.7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51.9" calcext:value-type="float">
            <text:p>51.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52.11" calcext:value-type="float">
            <text:p>52.1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2.05" calcext:value-type="float">
            <text:p>52.0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51.9" calcext:value-type="float">
            <text:p>51.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51.74" calcext:value-type="float">
            <text:p>51.7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51.55" calcext:value-type="float">
            <text:p>51.5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51.44" calcext:value-type="float">
            <text:p>51.4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1.38" calcext:value-type="float">
            <text:p>51.3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51.41" calcext:value-type="float">
            <text:p>51.4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51.6" calcext:value-type="float">
            <text:p>51.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51.66" calcext:value-type="float">
            <text:p>51.6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51.66" calcext:value-type="float">
            <text:p>51.6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1.75" calcext:value-type="float">
            <text:p>51.7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52.46" calcext:value-type="float">
            <text:p>52.4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52.52" calcext:value-type="float">
            <text:p>52.5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52.46" calcext:value-type="float">
            <text:p>52.4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2.46" calcext:value-type="float">
            <text:p>52.4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52.22" calcext:value-type="float">
            <text:p>52.2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52.15" calcext:value-type="float">
            <text:p>52.1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52.17" calcext:value-type="float">
            <text:p>52.1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52.32" calcext:value-type="float">
            <text:p>52.3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2.47" calcext:value-type="float">
            <text:p>52.4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52.8" calcext:value-type="float">
            <text:p>52.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52.9" calcext:value-type="float">
            <text:p>52.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52.94" calcext:value-type="float">
            <text:p>52.9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52.87" calcext:value-type="float">
            <text:p>52.8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2.94" calcext:value-type="float">
            <text:p>52.9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52.95" calcext:value-type="float">
            <text:p>52.9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52.84" calcext:value-type="float">
            <text:p>52.8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52.85" calcext:value-type="float">
            <text:p>52.8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53.04" calcext:value-type="float">
            <text:p>53.0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3.18" calcext:value-type="float">
            <text:p>53.1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53.21" calcext:value-type="float">
            <text:p>53.2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53.19" calcext:value-type="float">
            <text:p>53.1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53.3" calcext:value-type="float">
            <text:p>53.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53.51" calcext:value-type="float">
            <text:p>53.5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3.61" calcext:value-type="float">
            <text:p>53.6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53.79" calcext:value-type="float">
            <text:p>53.7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53.94" calcext:value-type="float">
            <text:p>53.9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53.94" calcext:value-type="float">
            <text:p>53.9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53.57" calcext:value-type="float">
            <text:p>53.5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53.49" calcext:value-type="float">
            <text:p>53.4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53.52" calcext:value-type="float">
            <text:p>53.5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53.56" calcext:value-type="float">
            <text:p>53.5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53.63" calcext:value-type="float">
            <text:p>53.6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3.69" calcext:value-type="float">
            <text:p>53.6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53.8" calcext:value-type="float">
            <text:p>53.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53.89" calcext:value-type="float">
            <text:p>53.8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53.93" calcext:value-type="float">
            <text:p>53.9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54.35" calcext:value-type="float">
            <text:p>54.3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54.44" calcext:value-type="float">
            <text:p>54.4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54.58" calcext:value-type="float">
            <text:p>54.5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54.61" calcext:value-type="float">
            <text:p>54.6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54.89" calcext:value-type="float">
            <text:p>54.8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5.24" calcext:value-type="float">
            <text:p>55.2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55.37" calcext:value-type="float">
            <text:p>55.3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55.54" calcext:value-type="float">
            <text:p>55.5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55.58" calcext:value-type="float">
            <text:p>55.5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55.65" calcext:value-type="float">
            <text:p>55.6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55.73" calcext:value-type="float">
            <text:p>55.7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55.73" calcext:value-type="float">
            <text:p>55.7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55.54" calcext:value-type="float">
            <text:p>55.5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55.42" calcext:value-type="float">
            <text:p>55.4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55.3" calcext:value-type="float">
            <text:p>55.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55.27" calcext:value-type="float">
            <text:p>55.2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55.05" calcext:value-type="float">
            <text:p>55.0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54.96" calcext:value-type="float">
            <text:p>54.9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54.79" calcext:value-type="float">
            <text:p>54.7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54.74" calcext:value-type="float">
            <text:p>54.7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54.56" calcext:value-type="float">
            <text:p>54.5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54.5" calcext:value-type="float">
            <text:p>54.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54.45" calcext:value-type="float">
            <text:p>54.4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54.48" calcext:value-type="float">
            <text:p>54.4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54.55" calcext:value-type="float">
            <text:p>54.5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4.42" calcext:value-type="float">
            <text:p>54.4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54.3" calcext:value-type="float">
            <text:p>54.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54.18" calcext:value-type="float">
            <text:p>54.1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54.13" calcext:value-type="float">
            <text:p>54.1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54.13" calcext:value-type="float">
            <text:p>54.1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54.08" calcext:value-type="float">
            <text:p>54.0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54.07" calcext:value-type="float">
            <text:p>54.0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53.99" calcext:value-type="float">
            <text:p>53.9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53.91" calcext:value-type="float">
            <text:p>53.9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53.85" calcext:value-type="float">
            <text:p>53.8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53.61" calcext:value-type="float">
            <text:p>53.6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53.46" calcext:value-type="float">
            <text:p>53.4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53.23" calcext:value-type="float">
            <text:p>53.2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52.97" calcext:value-type="float">
            <text:p>52.9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52.88" calcext:value-type="float">
            <text:p>52.8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52.73" calcext:value-type="float">
            <text:p>52.7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52.67" calcext:value-type="float">
            <text:p>52.6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52.53" calcext:value-type="float">
            <text:p>52.5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52.62" calcext:value-type="float">
            <text:p>52.6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52.58" calcext:value-type="float">
            <text:p>52.5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2.66" calcext:value-type="float">
            <text:p>52.6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52.66" calcext:value-type="float">
            <text:p>52.6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52.53" calcext:value-type="float">
            <text:p>52.5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52.07" calcext:value-type="float">
            <text:p>52.0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51.83" calcext:value-type="float">
            <text:p>51.8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51.26" calcext:value-type="float">
            <text:p>51.2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51.04" calcext:value-type="float">
            <text:p>51.0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50.94" calcext:value-type="float">
            <text:p>50.9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50.77" calcext:value-type="float">
            <text:p>50.7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50.66" calcext:value-type="float">
            <text:p>50.6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50.53" calcext:value-type="float">
            <text:p>50.5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50.45" calcext:value-type="float">
            <text:p>50.4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50.44" calcext:value-type="float">
            <text:p>50.4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50.43" calcext:value-type="float">
            <text:p>50.4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50.47" calcext:value-type="float">
            <text:p>50.4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50.51" calcext:value-type="float">
            <text:p>50.5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50.54" calcext:value-type="float">
            <text:p>50.5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50.63" calcext:value-type="float">
            <text:p>50.6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50.68" calcext:value-type="float">
            <text:p>50.6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0.7" calcext:value-type="float">
            <text:p>50.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50.68" calcext:value-type="float">
            <text:p>50.6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50.6" calcext:value-type="float">
            <text:p>50.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50.33" calcext:value-type="float">
            <text:p>50.3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50.16" calcext:value-type="float">
            <text:p>50.1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49.92" calcext:value-type="float">
            <text:p>49.9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49.84" calcext:value-type="float">
            <text:p>49.8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49.69" calcext:value-type="float">
            <text:p>49.6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49.62" calcext:value-type="float">
            <text:p>49.6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49.55" calcext:value-type="float">
            <text:p>49.5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49.64" calcext:value-type="float">
            <text:p>49.6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49.59" calcext:value-type="float">
            <text:p>49.5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49.59" calcext:value-type="float">
            <text:p>49.5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49.61" calcext:value-type="float">
            <text:p>49.6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49.89" calcext:value-type="float">
            <text:p>49.8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49.95" calcext:value-type="float">
            <text:p>49.9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50.05" calcext:value-type="float">
            <text:p>50.0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50.23" calcext:value-type="float">
            <text:p>50.2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50.25" calcext:value-type="float">
            <text:p>50.2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.09" calcext:value-type="float">
            <text:p>50.0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49.98" calcext:value-type="float">
            <text:p>49.9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50.13" calcext:value-type="float">
            <text:p>50.1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50.04" calcext:value-type="float">
            <text:p>50.0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49.78" calcext:value-type="float">
            <text:p>49.7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49.65" calcext:value-type="float">
            <text:p>49.6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49.45" calcext:value-type="float">
            <text:p>49.4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49.23" calcext:value-type="float">
            <text:p>49.2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49.15" calcext:value-type="float">
            <text:p>49.1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49.1" calcext:value-type="float">
            <text:p>49.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9.3" calcext:value-type="float">
            <text:p>49.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49.42" calcext:value-type="float">
            <text:p>49.4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49.39" calcext:value-type="float">
            <text:p>49.3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49.12" calcext:value-type="float">
            <text:p>49.1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49.05" calcext:value-type="float">
            <text:p>49.0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48.86" calcext:value-type="float">
            <text:p>48.8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48.7" calcext:value-type="float">
            <text:p>48.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48.13" calcext:value-type="float">
            <text:p>48.1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47.97" calcext:value-type="float">
            <text:p>47.9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47.72" calcext:value-type="float">
            <text:p>47.7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7.53" calcext:value-type="float">
            <text:p>47.5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47.18" calcext:value-type="float">
            <text:p>47.1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47.35" calcext:value-type="float">
            <text:p>47.3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47.27" calcext:value-type="float">
            <text:p>47.2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47.2" calcext:value-type="float">
            <text:p>47.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47.13" calcext:value-type="float">
            <text:p>47.1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46.94" calcext:value-type="float">
            <text:p>46.9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46.78" calcext:value-type="float">
            <text:p>46.7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46.62" calcext:value-type="float">
            <text:p>46.6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46.58" calcext:value-type="float">
            <text:p>46.5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46.46" calcext:value-type="float">
            <text:p>46.4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46.45" calcext:value-type="float">
            <text:p>46.4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46.25" calcext:value-type="float">
            <text:p>46.2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45.95" calcext:value-type="float">
            <text:p>45.9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45.36" calcext:value-type="float">
            <text:p>45.3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45.21" calcext:value-type="float">
            <text:p>45.2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45.11" calcext:value-type="float">
            <text:p>45.1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44.74" calcext:value-type="float">
            <text:p>44.7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44.6" calcext:value-type="float">
            <text:p>44.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44.38" calcext:value-type="float">
            <text:p>44.3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4.26" calcext:value-type="float">
            <text:p>44.2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4.06" calcext:value-type="float">
            <text:p>44.0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44.07" calcext:value-type="float">
            <text:p>44.0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43.92" calcext:value-type="float">
            <text:p>43.9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43.95" calcext:value-type="float">
            <text:p>43.9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43.99" calcext:value-type="float">
            <text:p>43.9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44.08" calcext:value-type="float">
            <text:p>44.0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44.12" calcext:value-type="float">
            <text:p>44.1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43.97" calcext:value-type="float">
            <text:p>43.9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43.75" calcext:value-type="float">
            <text:p>43.7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43.79" calcext:value-type="float">
            <text:p>43.7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43.71" calcext:value-type="float">
            <text:p>43.7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43.62" calcext:value-type="float">
            <text:p>43.6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43.43" calcext:value-type="float">
            <text:p>43.4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43.17" calcext:value-type="float">
            <text:p>43.1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43.03" calcext:value-type="float">
            <text:p>43.0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42.68" calcext:value-type="float">
            <text:p>42.6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2.41" calcext:value-type="float">
            <text:p>42.4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2.31" calcext:value-type="float">
            <text:p>42.3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42.3" calcext:value-type="float">
            <text:p>42.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2.35" calcext:value-type="float">
            <text:p>42.3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2.11" calcext:value-type="float">
            <text:p>42.1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1.85" calcext:value-type="float">
            <text:p>41.8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1.56" calcext:value-type="float">
            <text:p>41.5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1.52" calcext:value-type="float">
            <text:p>41.5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41.3" calcext:value-type="float">
            <text:p>41.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41.36" calcext:value-type="float">
            <text:p>41.3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41.47" calcext:value-type="float">
            <text:p>41.4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41.65" calcext:value-type="float">
            <text:p>41.6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41.66" calcext:value-type="float">
            <text:p>41.6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41.66" calcext:value-type="float">
            <text:p>41.6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41.43" calcext:value-type="float">
            <text:p>41.4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41.33" calcext:value-type="float">
            <text:p>41.3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41.03" calcext:value-type="float">
            <text:p>41.0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41.01" calcext:value-type="float">
            <text:p>41.0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40.9" calcext:value-type="float">
            <text:p>40.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40.98" calcext:value-type="float">
            <text:p>40.9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40.87" calcext:value-type="float">
            <text:p>40.8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40.74" calcext:value-type="float">
            <text:p>40.7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40.65" calcext:value-type="float">
            <text:p>40.6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0.45" calcext:value-type="float">
            <text:p>40.4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40.34" calcext:value-type="float">
            <text:p>40.3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40.28" calcext:value-type="float">
            <text:p>40.2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40.2" calcext:value-type="float">
            <text:p>40.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39.99" calcext:value-type="float">
            <text:p>39.9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39.94" calcext:value-type="float">
            <text:p>39.9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39.82" calcext:value-type="float">
            <text:p>39.8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39.59" calcext:value-type="float">
            <text:p>39.5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39.21" calcext:value-type="float">
            <text:p>39.2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39.16" calcext:value-type="float">
            <text:p>39.1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39.27" calcext:value-type="float">
            <text:p>39.2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39.32" calcext:value-type="float">
            <text:p>39.3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39.17" calcext:value-type="float">
            <text:p>39.1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38.79" calcext:value-type="float">
            <text:p>38.7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38.7" calcext:value-type="float">
            <text:p>38.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38.55" calcext:value-type="float">
            <text:p>38.5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38.47" calcext:value-type="float">
            <text:p>38.4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38.33" calcext:value-type="float">
            <text:p>38.3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38.23" calcext:value-type="float">
            <text:p>38.2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37.98" calcext:value-type="float">
            <text:p>37.9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7.99" calcext:value-type="float">
            <text:p>37.9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37.85" calcext:value-type="float">
            <text:p>37.8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37.79" calcext:value-type="float">
            <text:p>37.7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37.48" calcext:value-type="float">
            <text:p>37.4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37.32" calcext:value-type="float">
            <text:p>37.3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37.15" calcext:value-type="float">
            <text:p>37.1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37.05" calcext:value-type="float">
            <text:p>37.0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36.91" calcext:value-type="float">
            <text:p>36.9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36.77" calcext:value-type="float">
            <text:p>36.7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36.7" calcext:value-type="float">
            <text:p>36.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6.73" calcext:value-type="float">
            <text:p>36.7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36.66" calcext:value-type="float">
            <text:p>36.6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36.53" calcext:value-type="float">
            <text:p>36.5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36.48" calcext:value-type="float">
            <text:p>36.4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36.35" calcext:value-type="float">
            <text:p>36.3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36.35" calcext:value-type="float">
            <text:p>36.3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36.33" calcext:value-type="float">
            <text:p>36.3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36.08" calcext:value-type="float">
            <text:p>36.0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36.05" calcext:value-type="float">
            <text:p>36.0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35.71" calcext:value-type="float">
            <text:p>35.7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5.72" calcext:value-type="float">
            <text:p>35.7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35.61" calcext:value-type="float">
            <text:p>35.6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35.68" calcext:value-type="float">
            <text:p>35.6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35.51" calcext:value-type="float">
            <text:p>35.5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35.61" calcext:value-type="float">
            <text:p>35.6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35.63" calcext:value-type="float">
            <text:p>35.6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35.68" calcext:value-type="float">
            <text:p>35.6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35.7" calcext:value-type="float">
            <text:p>35.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35.72" calcext:value-type="float">
            <text:p>35.7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35.53" calcext:value-type="float">
            <text:p>35.5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5.51" calcext:value-type="float">
            <text:p>35.5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35.45" calcext:value-type="float">
            <text:p>35.4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35.53" calcext:value-type="float">
            <text:p>35.5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35.48" calcext:value-type="float">
            <text:p>35.4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35.47" calcext:value-type="float">
            <text:p>35.4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35.42" calcext:value-type="float">
            <text:p>35.4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35.4" calcext:value-type="float">
            <text:p>35.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35.4" calcext:value-type="float">
            <text:p>35.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35.74" calcext:value-type="float">
            <text:p>35.7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35.88" calcext:value-type="float">
            <text:p>35.8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6.14" calcext:value-type="float">
            <text:p>36.1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36.2" calcext:value-type="float">
            <text:p>36.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36.3" calcext:value-type="float">
            <text:p>36.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36.38" calcext:value-type="float">
            <text:p>36.3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36.52" calcext:value-type="float">
            <text:p>36.5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36.58" calcext:value-type="float">
            <text:p>36.5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36.74" calcext:value-type="float">
            <text:p>36.7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37.03" calcext:value-type="float">
            <text:p>37.0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37.23" calcext:value-type="float">
            <text:p>37.2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37.39" calcext:value-type="float">
            <text:p>37.3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37.6" calcext:value-type="float">
            <text:p>37.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37.97" calcext:value-type="float">
            <text:p>37.9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38.11" calcext:value-type="float">
            <text:p>38.1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38.3" calcext:value-type="float">
            <text:p>38.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38.46" calcext:value-type="float">
            <text:p>38.4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38.54" calcext:value-type="float">
            <text:p>38.5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38.7" calcext:value-type="float">
            <text:p>38.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39.26" calcext:value-type="float">
            <text:p>39.2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39.9" calcext:value-type="float">
            <text:p>39.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.21" calcext:value-type="float">
            <text:p>40.2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40.34" calcext:value-type="float">
            <text:p>40.3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40.78" calcext:value-type="float">
            <text:p>40.7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40.95" calcext:value-type="float">
            <text:p>40.9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41.21" calcext:value-type="float">
            <text:p>41.2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41.36" calcext:value-type="float">
            <text:p>41.3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41.82" calcext:value-type="float">
            <text:p>41.8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42.29" calcext:value-type="float">
            <text:p>42.2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42.48" calcext:value-type="float">
            <text:p>42.4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42.79" calcext:value-type="float">
            <text:p>42.7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43.08" calcext:value-type="float">
            <text:p>43.0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43.43" calcext:value-type="float">
            <text:p>43.4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44.05" calcext:value-type="float">
            <text:p>44.0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44.36" calcext:value-type="float">
            <text:p>44.3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44.96" calcext:value-type="float">
            <text:p>44.9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45.23" calcext:value-type="float">
            <text:p>45.2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45.83" calcext:value-type="float">
            <text:p>45.8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46.16" calcext:value-type="float">
            <text:p>46.1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46.68" calcext:value-type="float">
            <text:p>46.6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6.93" calcext:value-type="float">
            <text:p>46.9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47.52" calcext:value-type="float">
            <text:p>47.5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47.79" calcext:value-type="float">
            <text:p>47.7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48.26" calcext:value-type="float">
            <text:p>48.2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48.45" calcext:value-type="float">
            <text:p>48.4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48.93" calcext:value-type="float">
            <text:p>48.9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49.36" calcext:value-type="float">
            <text:p>49.3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49.64" calcext:value-type="float">
            <text:p>49.6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50.1" calcext:value-type="float">
            <text:p>50.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50.29" calcext:value-type="float">
            <text:p>50.2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50.6" calcext:value-type="float">
            <text:p>50.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50.66" calcext:value-type="float">
            <text:p>50.6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50.72" calcext:value-type="float">
            <text:p>50.7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50.79" calcext:value-type="float">
            <text:p>50.7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50.98" calcext:value-type="float">
            <text:p>50.9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51.08" calcext:value-type="float">
            <text:p>51.0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51.15" calcext:value-type="float">
            <text:p>51.1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51.15" calcext:value-type="float">
            <text:p>51.1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51.18" calcext:value-type="float">
            <text:p>51.1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51.19" calcext:value-type="float">
            <text:p>51.1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1.28" calcext:value-type="float">
            <text:p>51.2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51.37" calcext:value-type="float">
            <text:p>51.3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51.39" calcext:value-type="float">
            <text:p>51.3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51.45" calcext:value-type="float">
            <text:p>51.4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51.45" calcext:value-type="float">
            <text:p>51.4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51.47" calcext:value-type="float">
            <text:p>51.4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51.5" calcext:value-type="float">
            <text:p>51.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51.55" calcext:value-type="float">
            <text:p>51.5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51.55" calcext:value-type="float">
            <text:p>51.5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51.58" calcext:value-type="float">
            <text:p>51.5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51.6" calcext:value-type="float">
            <text:p>51.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51.66" calcext:value-type="float">
            <text:p>51.6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51.67" calcext:value-type="float">
            <text:p>51.6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51.73" calcext:value-type="float">
            <text:p>51.7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51.79" calcext:value-type="float">
            <text:p>51.7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51.81" calcext:value-type="float">
            <text:p>51.8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51.86" calcext:value-type="float">
            <text:p>51.8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51.86" calcext:value-type="float">
            <text:p>51.8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51.91" calcext:value-type="float">
            <text:p>51.9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51.94" calcext:value-type="float">
            <text:p>51.9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1.96" calcext:value-type="float">
            <text:p>51.9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52.04" calcext:value-type="float">
            <text:p>52.0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52.05" calcext:value-type="float">
            <text:p>52.0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52.09" calcext:value-type="float">
            <text:p>52.0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52.15" calcext:value-type="float">
            <text:p>52.1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52.18" calcext:value-type="float">
            <text:p>52.1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52.19" calcext:value-type="float">
            <text:p>52.1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52.2" calcext:value-type="float">
            <text:p>52.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52.21" calcext:value-type="float">
            <text:p>52.2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52.27" calcext:value-type="float">
            <text:p>52.2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52.32" calcext:value-type="float">
            <text:p>52.3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52.31" calcext:value-type="float">
            <text:p>52.3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52.34" calcext:value-type="float">
            <text:p>52.3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52.36" calcext:value-type="float">
            <text:p>52.3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52.36" calcext:value-type="float">
            <text:p>52.3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52.4" calcext:value-type="float">
            <text:p>52.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52.4" calcext:value-type="float">
            <text:p>52.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52.41" calcext:value-type="float">
            <text:p>52.4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2.42" calcext:value-type="float">
            <text:p>52.4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52.42" calcext:value-type="float">
            <text:p>52.4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52.43" calcext:value-type="float">
            <text:p>52.4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52.46" calcext:value-type="float">
            <text:p>52.4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52.58" calcext:value-type="float">
            <text:p>52.5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52.67" calcext:value-type="float">
            <text:p>52.6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53.07" calcext:value-type="float">
            <text:p>53.0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53.3" calcext:value-type="float">
            <text:p>53.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53.8" calcext:value-type="float">
            <text:p>53.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54.07" calcext:value-type="float">
            <text:p>54.0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54.34" calcext:value-type="float">
            <text:p>54.3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54.42" calcext:value-type="float">
            <text:p>54.4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54.52" calcext:value-type="float">
            <text:p>54.5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54.55" calcext:value-type="float">
            <text:p>54.5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54.53" calcext:value-type="float">
            <text:p>54.5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54.53" calcext:value-type="float">
            <text:p>54.5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54.57" calcext:value-type="float">
            <text:p>54.5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54.6" calcext:value-type="float">
            <text:p>54.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54.6" calcext:value-type="float">
            <text:p>54.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54.61" calcext:value-type="float">
            <text:p>54.6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4.64" calcext:value-type="float">
            <text:p>54.6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54.63" calcext:value-type="float">
            <text:p>54.6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54.63" calcext:value-type="float">
            <text:p>54.6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54.63" calcext:value-type="float">
            <text:p>54.6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54.64" calcext:value-type="float">
            <text:p>54.6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54.67" calcext:value-type="float">
            <text:p>54.6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54.7" calcext:value-type="float">
            <text:p>54.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54.82" calcext:value-type="float">
            <text:p>54.8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54.92" calcext:value-type="float">
            <text:p>54.9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55.04" calcext:value-type="float">
            <text:p>55.0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55.11" calcext:value-type="float">
            <text:p>55.1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55.13" calcext:value-type="float">
            <text:p>55.1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55.18" calcext:value-type="float">
            <text:p>55.1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55.21" calcext:value-type="float">
            <text:p>55.2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55.26" calcext:value-type="float">
            <text:p>55.2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55.26" calcext:value-type="float">
            <text:p>55.2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55.35" calcext:value-type="float">
            <text:p>55.3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55.36" calcext:value-type="float">
            <text:p>55.3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55.35" calcext:value-type="float">
            <text:p>55.3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55.35" calcext:value-type="float">
            <text:p>55.3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5.34" calcext:value-type="float">
            <text:p>55.3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5.38" calcext:value-type="float">
            <text:p>55.3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55.4" calcext:value-type="float">
            <text:p>55.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55.43" calcext:value-type="float">
            <text:p>55.4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5.46" calcext:value-type="float">
            <text:p>55.4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55.52" calcext:value-type="float">
            <text:p>55.5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55.53" calcext:value-type="float">
            <text:p>55.5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55.57" calcext:value-type="float">
            <text:p>55.5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55.6" calcext:value-type="float">
            <text:p>55.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55.62" calcext:value-type="float">
            <text:p>55.6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55.62" calcext:value-type="float">
            <text:p>55.6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55.7" calcext:value-type="float">
            <text:p>55.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55.67" calcext:value-type="float">
            <text:p>55.6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55.71" calcext:value-type="float">
            <text:p>55.7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55.74" calcext:value-type="float">
            <text:p>55.7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55.8" calcext:value-type="float">
            <text:p>55.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55.84" calcext:value-type="float">
            <text:p>55.8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55.98" calcext:value-type="float">
            <text:p>55.9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55.92" calcext:value-type="float">
            <text:p>55.9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55.96" calcext:value-type="float">
            <text:p>55.9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5.92" calcext:value-type="float">
            <text:p>55.9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55.98" calcext:value-type="float">
            <text:p>55.9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56.09" calcext:value-type="float">
            <text:p>56.0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56.12" calcext:value-type="float">
            <text:p>56.1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56.14" calcext:value-type="float">
            <text:p>56.1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56.19" calcext:value-type="float">
            <text:p>56.1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56.23" calcext:value-type="float">
            <text:p>56.2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56.27" calcext:value-type="float">
            <text:p>56.2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56.31" calcext:value-type="float">
            <text:p>56.3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56.33" calcext:value-type="float">
            <text:p>56.3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56.38" calcext:value-type="float">
            <text:p>56.3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56.38" calcext:value-type="float">
            <text:p>56.3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56.39" calcext:value-type="float">
            <text:p>56.3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56.45" calcext:value-type="float">
            <text:p>56.4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56.47" calcext:value-type="float">
            <text:p>56.4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56.54" calcext:value-type="float">
            <text:p>56.5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56.6" calcext:value-type="float">
            <text:p>56.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56.66" calcext:value-type="float">
            <text:p>56.6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56.64" calcext:value-type="float">
            <text:p>56.6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56.7" calcext:value-type="float">
            <text:p>56.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6.71" calcext:value-type="float">
            <text:p>56.7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56.78" calcext:value-type="float">
            <text:p>56.7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56.83" calcext:value-type="float">
            <text:p>56.8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56.8" calcext:value-type="float">
            <text:p>56.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56.83" calcext:value-type="float">
            <text:p>56.8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57.62" calcext:value-type="float">
            <text:p>57.6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69.53" calcext:value-type="float">
            <text:p>69.5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78.18" calcext:value-type="float">
            <text:p>78.1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95.4" calcext:value-type="float">
            <text:p>95.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104.79" calcext:value-type="float">
            <text:p>104.7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122.67" calcext:value-type="float">
            <text:p>122.6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31.92" calcext:value-type="float">
            <text:p>131.9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126.82" calcext:value-type="float">
            <text:p>126.8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17.85" calcext:value-type="float">
            <text:p>117.8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101.07" calcext:value-type="float">
            <text:p>101.0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92.37" calcext:value-type="float">
            <text:p>92.3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76.37" calcext:value-type="float">
            <text:p>76.3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68.74" calcext:value-type="float">
            <text:p>68.7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57.96" calcext:value-type="float">
            <text:p>57.9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6.74" calcext:value-type="float">
            <text:p>56.7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56.7" calcext:value-type="float">
            <text:p>56.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56.71" calcext:value-type="float">
            <text:p>56.7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56.67" calcext:value-type="float">
            <text:p>56.6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56.57" calcext:value-type="float">
            <text:p>56.5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56.53" calcext:value-type="float">
            <text:p>56.5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56.51" calcext:value-type="float">
            <text:p>56.5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56.52" calcext:value-type="float">
            <text:p>56.5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56.46" calcext:value-type="float">
            <text:p>56.4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56.42" calcext:value-type="float">
            <text:p>56.4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56.38" calcext:value-type="float">
            <text:p>56.3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56.35" calcext:value-type="float">
            <text:p>56.3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56.23" calcext:value-type="float">
            <text:p>56.2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56.19" calcext:value-type="float">
            <text:p>56.1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56.15" calcext:value-type="float">
            <text:p>56.1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56.12" calcext:value-type="float">
            <text:p>56.1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56.11" calcext:value-type="float">
            <text:p>56.1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56.1" calcext:value-type="float">
            <text:p>56.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56.08" calcext:value-type="float">
            <text:p>56.0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56.02" calcext:value-type="float">
            <text:p>56.0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5.98" calcext:value-type="float">
            <text:p>55.9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55.88" calcext:value-type="float">
            <text:p>55.8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55.87" calcext:value-type="float">
            <text:p>55.8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55.81" calcext:value-type="float">
            <text:p>55.8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55.82" calcext:value-type="float">
            <text:p>55.8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55.75" calcext:value-type="float">
            <text:p>55.7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55.7" calcext:value-type="float">
            <text:p>55.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55.67" calcext:value-type="float">
            <text:p>55.6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55.67" calcext:value-type="float">
            <text:p>55.6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55.64" calcext:value-type="float">
            <text:p>55.6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55.63" calcext:value-type="float">
            <text:p>55.6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55.62" calcext:value-type="float">
            <text:p>55.6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55.58" calcext:value-type="float">
            <text:p>55.5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55.53" calcext:value-type="float">
            <text:p>55.5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55.48" calcext:value-type="float">
            <text:p>55.4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55.45" calcext:value-type="float">
            <text:p>55.4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5.45" calcext:value-type="float">
            <text:p>55.4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55.4" calcext:value-type="float">
            <text:p>55.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55.35" calcext:value-type="float">
            <text:p>55.3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55.34" calcext:value-type="float">
            <text:p>55.3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5.31" calcext:value-type="float">
            <text:p>55.3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55.3" calcext:value-type="float">
            <text:p>55.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55.28" calcext:value-type="float">
            <text:p>55.2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55.27" calcext:value-type="float">
            <text:p>55.2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55.24" calcext:value-type="float">
            <text:p>55.2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55.2" calcext:value-type="float">
            <text:p>55.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55.17" calcext:value-type="float">
            <text:p>55.1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55.11" calcext:value-type="float">
            <text:p>55.1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55.07" calcext:value-type="float">
            <text:p>55.0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55.02" calcext:value-type="float">
            <text:p>55.0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55.02" calcext:value-type="float">
            <text:p>55.0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54.99" calcext:value-type="float">
            <text:p>54.9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54.96" calcext:value-type="float">
            <text:p>54.9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54.92" calcext:value-type="float">
            <text:p>54.9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54.9" calcext:value-type="float">
            <text:p>54.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54.88" calcext:value-type="float">
            <text:p>54.8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54.83" calcext:value-type="float">
            <text:p>54.8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54.84" calcext:value-type="float">
            <text:p>54.8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54.8" calcext:value-type="float">
            <text:p>54.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54.8" calcext:value-type="float">
            <text:p>54.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4.77" calcext:value-type="float">
            <text:p>54.7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54.79" calcext:value-type="float">
            <text:p>54.7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54.72" calcext:value-type="float">
            <text:p>54.7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54.65" calcext:value-type="float">
            <text:p>54.6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54.64" calcext:value-type="float">
            <text:p>54.6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54.64" calcext:value-type="float">
            <text:p>54.6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54.61" calcext:value-type="float">
            <text:p>54.6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54.53" calcext:value-type="float">
            <text:p>54.5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54.44" calcext:value-type="float">
            <text:p>54.4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54.37" calcext:value-type="float">
            <text:p>54.3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54.28" calcext:value-type="float">
            <text:p>54.2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54.21" calcext:value-type="float">
            <text:p>54.2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54.12" calcext:value-type="float">
            <text:p>54.1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54.08" calcext:value-type="float">
            <text:p>54.0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53.95" calcext:value-type="float">
            <text:p>53.9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53.92" calcext:value-type="float">
            <text:p>53.9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53.84" calcext:value-type="float">
            <text:p>53.8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53.82" calcext:value-type="float">
            <text:p>53.8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53.72" calcext:value-type="float">
            <text:p>53.7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3.67" calcext:value-type="float">
            <text:p>53.6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53.58" calcext:value-type="float">
            <text:p>53.5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53.59" calcext:value-type="float">
            <text:p>53.5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53.58" calcext:value-type="float">
            <text:p>53.5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53.48" calcext:value-type="float">
            <text:p>53.4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53.4" calcext:value-type="float">
            <text:p>53.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53.33" calcext:value-type="float">
            <text:p>53.3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53.33" calcext:value-type="float">
            <text:p>53.3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53.2" calcext:value-type="float">
            <text:p>53.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53.09" calcext:value-type="float">
            <text:p>53.0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52.77" calcext:value-type="float">
            <text:p>52.7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52.6" calcext:value-type="float">
            <text:p>52.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52.42" calcext:value-type="float">
            <text:p>52.4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52.39" calcext:value-type="float">
            <text:p>52.3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52.38" calcext:value-type="float">
            <text:p>52.3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52.34" calcext:value-type="float">
            <text:p>52.3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52.3" calcext:value-type="float">
            <text:p>52.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52.3" calcext:value-type="float">
            <text:p>52.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52.28" calcext:value-type="float">
            <text:p>52.2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52.25" calcext:value-type="float">
            <text:p>52.2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2.22" calcext:value-type="float">
            <text:p>52.2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52.21" calcext:value-type="float">
            <text:p>52.2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52.21" calcext:value-type="float">
            <text:p>52.2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52.17" calcext:value-type="float">
            <text:p>52.1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52.16" calcext:value-type="float">
            <text:p>52.1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52.15" calcext:value-type="float">
            <text:p>52.1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52.13" calcext:value-type="float">
            <text:p>52.1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52.09" calcext:value-type="float">
            <text:p>52.0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52.08" calcext:value-type="float">
            <text:p>52.0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52.08" calcext:value-type="float">
            <text:p>52.0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52.04" calcext:value-type="float">
            <text:p>52.0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52.03" calcext:value-type="float">
            <text:p>52.0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51.99" calcext:value-type="float">
            <text:p>51.9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51.97" calcext:value-type="float">
            <text:p>51.9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51.96" calcext:value-type="float">
            <text:p>51.9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51.94" calcext:value-type="float">
            <text:p>51.9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51.91" calcext:value-type="float">
            <text:p>51.9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51.89" calcext:value-type="float">
            <text:p>51.8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51.86" calcext:value-type="float">
            <text:p>51.8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51.82" calcext:value-type="float">
            <text:p>51.8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1.79" calcext:value-type="float">
            <text:p>51.7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51.78" calcext:value-type="float">
            <text:p>51.7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51.7" calcext:value-type="float">
            <text:p>51.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51.71" calcext:value-type="float">
            <text:p>51.7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51.68" calcext:value-type="float">
            <text:p>51.6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51.66" calcext:value-type="float">
            <text:p>51.6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51.67" calcext:value-type="float">
            <text:p>51.6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51.59" calcext:value-type="float">
            <text:p>51.5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51.59" calcext:value-type="float">
            <text:p>51.5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51.56" calcext:value-type="float">
            <text:p>51.5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51.49" calcext:value-type="float">
            <text:p>51.4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51.48" calcext:value-type="float">
            <text:p>51.4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51.45" calcext:value-type="float">
            <text:p>51.4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51.44" calcext:value-type="float">
            <text:p>51.4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51.41" calcext:value-type="float">
            <text:p>51.4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51.38" calcext:value-type="float">
            <text:p>51.3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51.35" calcext:value-type="float">
            <text:p>51.3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51.32" calcext:value-type="float">
            <text:p>51.3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51.31" calcext:value-type="float">
            <text:p>51.3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51.26" calcext:value-type="float">
            <text:p>51.2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1.21" calcext:value-type="float">
            <text:p>51.2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51.21" calcext:value-type="float">
            <text:p>51.2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51.15" calcext:value-type="float">
            <text:p>51.1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51.13" calcext:value-type="float">
            <text:p>51.1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50.99" calcext:value-type="float">
            <text:p>50.9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50.8" calcext:value-type="float">
            <text:p>50.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50.5" calcext:value-type="float">
            <text:p>50.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50.3" calcext:value-type="float">
            <text:p>50.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50.02" calcext:value-type="float">
            <text:p>50.0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49.86" calcext:value-type="float">
            <text:p>49.8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49.58" calcext:value-type="float">
            <text:p>49.5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49.47" calcext:value-type="float">
            <text:p>49.4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49.33" calcext:value-type="float">
            <text:p>49.3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49.27" calcext:value-type="float">
            <text:p>49.2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49.07" calcext:value-type="float">
            <text:p>49.0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48.68" calcext:value-type="float">
            <text:p>48.6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48.34" calcext:value-type="float">
            <text:p>48.3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47.53" calcext:value-type="float">
            <text:p>47.5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47.08" calcext:value-type="float">
            <text:p>47.0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46.21" calcext:value-type="float">
            <text:p>46.2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5.79" calcext:value-type="float">
            <text:p>45.7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44.8" calcext:value-type="float">
            <text:p>44.8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44.3" calcext:value-type="float">
            <text:p>44.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43.24" calcext:value-type="float">
            <text:p>43.2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42.75" calcext:value-type="float">
            <text:p>42.75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41.69" calcext:value-type="float">
            <text:p>41.6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41.3" calcext:value-type="float">
            <text:p>41.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40.51" calcext:value-type="float">
            <text:p>40.5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39.43" calcext:value-type="float">
            <text:p>39.4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38.83" calcext:value-type="float">
            <text:p>38.8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37.57" calcext:value-type="float">
            <text:p>37.5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37.07" calcext:value-type="float">
            <text:p>37.0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36.12" calcext:value-type="float">
            <text:p>36.1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35.61" calcext:value-type="float">
            <text:p>35.6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34.7" calcext:value-type="float">
            <text:p>34.7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34.3" calcext:value-type="float">
            <text:p>34.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33.54" calcext:value-type="float">
            <text:p>33.5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33.04" calcext:value-type="float">
            <text:p>33.0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31.9" calcext:value-type="float">
            <text:p>31.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31.34" calcext:value-type="float">
            <text:p>31.34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0.33" calcext:value-type="float">
            <text:p>30.3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29.89" calcext:value-type="float">
            <text:p>29.8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28.11" calcext:value-type="float">
            <text:p>28.11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27.66" calcext:value-type="float">
            <text:p>27.6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26.46" calcext:value-type="float">
            <text:p>26.46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25.8" calcext:value-type="float">
            <text:p>25.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24.9" calcext:value-type="float">
            <text:p>24.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24.77" calcext:value-type="float">
            <text:p>24.7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24.7" calcext:value-type="float">
            <text:p>24.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4.64" calcext:value-type="float">
            <text:p>24.6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24.48" calcext:value-type="float">
            <text:p>24.4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24.4" calcext:value-type="float">
            <text:p>24.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24.3" calcext:value-type="float">
            <text:p>24.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24.31" calcext:value-type="float">
            <text:p>24.3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24.33" calcext:value-type="float">
            <text:p>24.3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24.24" calcext:value-type="float">
            <text:p>24.2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24.02" calcext:value-type="float">
            <text:p>24.0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3.96" calcext:value-type="float">
            <text:p>23.9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3.9" calcext:value-type="float">
            <text:p>23.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3.85" calcext:value-type="float">
            <text:p>23.8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23.72" calcext:value-type="float">
            <text:p>23.7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23.51" calcext:value-type="float">
            <text:p>23.5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23.35" calcext:value-type="float">
            <text:p>23.3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23.25" calcext:value-type="float">
            <text:p>23.2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23.51" calcext:value-type="float">
            <text:p>23.5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23.53" calcext:value-type="float">
            <text:p>23.5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23.54" calcext:value-type="float">
            <text:p>23.5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23.45" calcext:value-type="float">
            <text:p>23.4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3.3" calcext:value-type="float">
            <text:p>23.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23.35" calcext:value-type="float">
            <text:p>23.3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23.33" calcext:value-type="float">
            <text:p>23.3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23.33" calcext:value-type="float">
            <text:p>23.3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23.34" calcext:value-type="float">
            <text:p>23.3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23.57" calcext:value-type="float">
            <text:p>23.5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23.54" calcext:value-type="float">
            <text:p>23.5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23.62" calcext:value-type="float">
            <text:p>23.6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3.74" calcext:value-type="float">
            <text:p>23.7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23.92" calcext:value-type="float">
            <text:p>23.9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23.97" calcext:value-type="float">
            <text:p>23.9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23.92" calcext:value-type="float">
            <text:p>23.9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24.05" calcext:value-type="float">
            <text:p>24.0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24.13" calcext:value-type="float">
            <text:p>24.1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24.36" calcext:value-type="float">
            <text:p>24.3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24.38" calcext:value-type="float">
            <text:p>24.3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24.78" calcext:value-type="float">
            <text:p>24.7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25.01" calcext:value-type="float">
            <text:p>25.0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5.4" calcext:value-type="float">
            <text:p>25.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25.44" calcext:value-type="float">
            <text:p>25.4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25.66" calcext:value-type="float">
            <text:p>25.6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5.74" calcext:value-type="float">
            <text:p>25.7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26.01" calcext:value-type="float">
            <text:p>26.0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26.11" calcext:value-type="float">
            <text:p>26.1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26.24" calcext:value-type="float">
            <text:p>26.2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26.28" calcext:value-type="float">
            <text:p>26.2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26.46" calcext:value-type="float">
            <text:p>26.4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26.81" calcext:value-type="float">
            <text:p>26.8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6.99" calcext:value-type="float">
            <text:p>26.9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27.12" calcext:value-type="float">
            <text:p>27.1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27.01" calcext:value-type="float">
            <text:p>27.0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27.13" calcext:value-type="float">
            <text:p>27.1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27.33" calcext:value-type="float">
            <text:p>27.3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27.77" calcext:value-type="float">
            <text:p>27.7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27.94" calcext:value-type="float">
            <text:p>27.9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28.03" calcext:value-type="float">
            <text:p>28.0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28.17" calcext:value-type="float">
            <text:p>28.1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28.47" calcext:value-type="float">
            <text:p>28.4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8.59" calcext:value-type="float">
            <text:p>28.5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28.91" calcext:value-type="float">
            <text:p>28.9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29.29" calcext:value-type="float">
            <text:p>29.2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29.4" calcext:value-type="float">
            <text:p>29.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29.62" calcext:value-type="float">
            <text:p>29.6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9.68" calcext:value-type="float">
            <text:p>29.6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9.99" calcext:value-type="float">
            <text:p>29.9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.09" calcext:value-type="float">
            <text:p>30.0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0.37" calcext:value-type="float">
            <text:p>30.3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0.41" calcext:value-type="float">
            <text:p>30.4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.71" calcext:value-type="float">
            <text:p>30.7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0.8" calcext:value-type="float">
            <text:p>30.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1.18" calcext:value-type="float">
            <text:p>31.1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1.22" calcext:value-type="float">
            <text:p>31.2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1.3" calcext:value-type="float">
            <text:p>31.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1.36" calcext:value-type="float">
            <text:p>31.3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1.48" calcext:value-type="float">
            <text:p>31.4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1.5" calcext:value-type="float">
            <text:p>31.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1.53" calcext:value-type="float">
            <text:p>31.5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31.67" calcext:value-type="float">
            <text:p>31.6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31.91" calcext:value-type="float">
            <text:p>31.9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32.13" calcext:value-type="float">
            <text:p>32.1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2.33" calcext:value-type="float">
            <text:p>32.3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32.63" calcext:value-type="float">
            <text:p>32.6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32.86" calcext:value-type="float">
            <text:p>32.8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33.15" calcext:value-type="float">
            <text:p>33.1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33.24" calcext:value-type="float">
            <text:p>33.2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33.35" calcext:value-type="float">
            <text:p>33.3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33.47" calcext:value-type="float">
            <text:p>33.4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33.7" calcext:value-type="float">
            <text:p>33.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3.78" calcext:value-type="float">
            <text:p>33.7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33.74" calcext:value-type="float">
            <text:p>33.7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33.98" calcext:value-type="float">
            <text:p>33.9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33.98" calcext:value-type="float">
            <text:p>33.9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4.19" calcext:value-type="float">
            <text:p>34.1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34.23" calcext:value-type="float">
            <text:p>34.2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34.45" calcext:value-type="float">
            <text:p>34.4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34.48" calcext:value-type="float">
            <text:p>34.4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34.61" calcext:value-type="float">
            <text:p>34.6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34.68" calcext:value-type="float">
            <text:p>34.6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34.94" calcext:value-type="float">
            <text:p>34.9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4.97" calcext:value-type="float">
            <text:p>34.9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5.25" calcext:value-type="float">
            <text:p>35.2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35.19" calcext:value-type="float">
            <text:p>35.1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35.17" calcext:value-type="float">
            <text:p>35.1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35.05" calcext:value-type="float">
            <text:p>35.0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5.12" calcext:value-type="float">
            <text:p>35.1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35.11" calcext:value-type="float">
            <text:p>35.1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35.24" calcext:value-type="float">
            <text:p>35.2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35.29" calcext:value-type="float">
            <text:p>35.2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5.33" calcext:value-type="float">
            <text:p>35.3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35.58" calcext:value-type="float">
            <text:p>35.5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35.76" calcext:value-type="float">
            <text:p>35.7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5.86" calcext:value-type="float">
            <text:p>35.8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36.11" calcext:value-type="float">
            <text:p>36.1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36.31" calcext:value-type="float">
            <text:p>36.3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36.64" calcext:value-type="float">
            <text:p>36.6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36.83" calcext:value-type="float">
            <text:p>36.8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36.84" calcext:value-type="float">
            <text:p>36.8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6.98" calcext:value-type="float">
            <text:p>36.9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36.95" calcext:value-type="float">
            <text:p>36.9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36.94" calcext:value-type="float">
            <text:p>36.9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36.95" calcext:value-type="float">
            <text:p>36.9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37.21" calcext:value-type="float">
            <text:p>37.2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37.3" calcext:value-type="float">
            <text:p>37.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7.43" calcext:value-type="float">
            <text:p>37.4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37.55" calcext:value-type="float">
            <text:p>37.5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37.94" calcext:value-type="float">
            <text:p>37.9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38.04" calcext:value-type="float">
            <text:p>38.0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8.24" calcext:value-type="float">
            <text:p>38.2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38.21" calcext:value-type="float">
            <text:p>38.2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38.36" calcext:value-type="float">
            <text:p>38.3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38.47" calcext:value-type="float">
            <text:p>38.4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38.56" calcext:value-type="float">
            <text:p>38.5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38.57" calcext:value-type="float">
            <text:p>38.5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38.73" calcext:value-type="float">
            <text:p>38.7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38.91" calcext:value-type="float">
            <text:p>38.9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39.02" calcext:value-type="float">
            <text:p>39.0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39.11" calcext:value-type="float">
            <text:p>39.1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39.19" calcext:value-type="float">
            <text:p>39.1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39.32" calcext:value-type="float">
            <text:p>39.3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39.37" calcext:value-type="float">
            <text:p>39.3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39.28" calcext:value-type="float">
            <text:p>39.2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39.37" calcext:value-type="float">
            <text:p>39.3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39.5" calcext:value-type="float">
            <text:p>39.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39.63" calcext:value-type="float">
            <text:p>39.6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39.58" calcext:value-type="float">
            <text:p>39.5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39.75" calcext:value-type="float">
            <text:p>39.7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0.11" calcext:value-type="float">
            <text:p>40.1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40.13" calcext:value-type="float">
            <text:p>40.1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40.35" calcext:value-type="float">
            <text:p>40.3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40.37" calcext:value-type="float">
            <text:p>40.3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40.57" calcext:value-type="float">
            <text:p>40.5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40.47" calcext:value-type="float">
            <text:p>40.4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40.41" calcext:value-type="float">
            <text:p>40.4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40.37" calcext:value-type="float">
            <text:p>40.3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40.46" calcext:value-type="float">
            <text:p>40.4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40.33" calcext:value-type="float">
            <text:p>40.3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40.43" calcext:value-type="float">
            <text:p>40.4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40.54" calcext:value-type="float">
            <text:p>40.5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40.66" calcext:value-type="float">
            <text:p>40.6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40.81" calcext:value-type="float">
            <text:p>40.8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40.96" calcext:value-type="float">
            <text:p>40.9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41.06" calcext:value-type="float">
            <text:p>41.0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41.23" calcext:value-type="float">
            <text:p>41.2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41.32" calcext:value-type="float">
            <text:p>41.3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41.41" calcext:value-type="float">
            <text:p>41.4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41.44" calcext:value-type="float">
            <text:p>41.4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1.52" calcext:value-type="float">
            <text:p>41.5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41.46" calcext:value-type="float">
            <text:p>41.4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41.43" calcext:value-type="float">
            <text:p>41.4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41.42" calcext:value-type="float">
            <text:p>41.4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41.6" calcext:value-type="float">
            <text:p>41.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41.55" calcext:value-type="float">
            <text:p>41.5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41.57" calcext:value-type="float">
            <text:p>41.5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41.74" calcext:value-type="float">
            <text:p>41.7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42.1" calcext:value-type="float">
            <text:p>42.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42.22" calcext:value-type="float">
            <text:p>42.2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42.69" calcext:value-type="float">
            <text:p>42.6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42.86" calcext:value-type="float">
            <text:p>42.8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3.33" calcext:value-type="float">
            <text:p>43.3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43.55" calcext:value-type="float">
            <text:p>43.5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43.87" calcext:value-type="float">
            <text:p>43.8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43.88" calcext:value-type="float">
            <text:p>43.8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44.07" calcext:value-type="float">
            <text:p>44.0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44.07" calcext:value-type="float">
            <text:p>44.0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43.92" calcext:value-type="float">
            <text:p>43.9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43.95" calcext:value-type="float">
            <text:p>43.9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4.13" calcext:value-type="float">
            <text:p>44.1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44.41" calcext:value-type="float">
            <text:p>44.4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44.48" calcext:value-type="float">
            <text:p>44.4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44.55" calcext:value-type="float">
            <text:p>44.5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44.71" calcext:value-type="float">
            <text:p>44.7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44.98" calcext:value-type="float">
            <text:p>44.9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45.22" calcext:value-type="float">
            <text:p>45.2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45.5" calcext:value-type="float">
            <text:p>45.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45.79" calcext:value-type="float">
            <text:p>45.7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45.95" calcext:value-type="float">
            <text:p>45.9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46.13" calcext:value-type="float">
            <text:p>46.1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46.36" calcext:value-type="float">
            <text:p>46.3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46.57" calcext:value-type="float">
            <text:p>46.5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46.73" calcext:value-type="float">
            <text:p>46.7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46.84" calcext:value-type="float">
            <text:p>46.8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46.86" calcext:value-type="float">
            <text:p>46.8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47.38" calcext:value-type="float">
            <text:p>47.3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47.48" calcext:value-type="float">
            <text:p>47.4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47.65" calcext:value-type="float">
            <text:p>47.6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47.64" calcext:value-type="float">
            <text:p>47.6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7.77" calcext:value-type="float">
            <text:p>47.7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47.88" calcext:value-type="float">
            <text:p>47.8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47.98" calcext:value-type="float">
            <text:p>47.9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48.01" calcext:value-type="float">
            <text:p>48.0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8.18" calcext:value-type="float">
            <text:p>48.1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48.17" calcext:value-type="float">
            <text:p>48.1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8.12" calcext:value-type="float">
            <text:p>48.1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48.08" calcext:value-type="float">
            <text:p>48.0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48.12" calcext:value-type="float">
            <text:p>48.1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48.03" calcext:value-type="float">
            <text:p>48.0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7.92" calcext:value-type="float">
            <text:p>47.9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47.68" calcext:value-type="float">
            <text:p>47.6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47.53" calcext:value-type="float">
            <text:p>47.5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47.2" calcext:value-type="float">
            <text:p>47.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47.14" calcext:value-type="float">
            <text:p>47.1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46.83" calcext:value-type="float">
            <text:p>46.8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46.79" calcext:value-type="float">
            <text:p>46.7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46.7" calcext:value-type="float">
            <text:p>46.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46.65" calcext:value-type="float">
            <text:p>46.6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46.53" calcext:value-type="float">
            <text:p>46.5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6.54" calcext:value-type="float">
            <text:p>46.5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46.6" calcext:value-type="float">
            <text:p>46.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46.49" calcext:value-type="float">
            <text:p>46.4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46.42" calcext:value-type="float">
            <text:p>46.4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6.76" calcext:value-type="float">
            <text:p>46.7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46.83" calcext:value-type="float">
            <text:p>46.8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46.83" calcext:value-type="float">
            <text:p>46.8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46.67" calcext:value-type="float">
            <text:p>46.6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46.5" calcext:value-type="float">
            <text:p>46.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46.37" calcext:value-type="float">
            <text:p>46.3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46.3" calcext:value-type="float">
            <text:p>46.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46.24" calcext:value-type="float">
            <text:p>46.2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46.54" calcext:value-type="float">
            <text:p>46.5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46.57" calcext:value-type="float">
            <text:p>46.5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46.52" calcext:value-type="float">
            <text:p>46.5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46.41" calcext:value-type="float">
            <text:p>46.4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46.41" calcext:value-type="float">
            <text:p>46.4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46.41" calcext:value-type="float">
            <text:p>46.4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6.45" calcext:value-type="float">
            <text:p>46.4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46.36" calcext:value-type="float">
            <text:p>46.3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6.48" calcext:value-type="float">
            <text:p>46.4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46.51" calcext:value-type="float">
            <text:p>46.5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46.52" calcext:value-type="float">
            <text:p>46.5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46.24" calcext:value-type="float">
            <text:p>46.2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6.21" calcext:value-type="float">
            <text:p>46.2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46.06" calcext:value-type="float">
            <text:p>46.0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6.04" calcext:value-type="float">
            <text:p>46.0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46.04" calcext:value-type="float">
            <text:p>46.0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6.18" calcext:value-type="float">
            <text:p>46.1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6.43" calcext:value-type="float">
            <text:p>46.4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6.62" calcext:value-type="float">
            <text:p>46.6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6.59" calcext:value-type="float">
            <text:p>46.5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6.7" calcext:value-type="float">
            <text:p>46.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46.6" calcext:value-type="float">
            <text:p>46.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6.4" calcext:value-type="float">
            <text:p>46.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6.19" calcext:value-type="float">
            <text:p>46.1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6.11" calcext:value-type="float">
            <text:p>46.1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46.07" calcext:value-type="float">
            <text:p>46.0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6.21" calcext:value-type="float">
            <text:p>46.2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46.16" calcext:value-type="float">
            <text:p>46.1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6.17" calcext:value-type="float">
            <text:p>46.1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6.2" calcext:value-type="float">
            <text:p>46.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6.3" calcext:value-type="float">
            <text:p>46.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6.26" calcext:value-type="float">
            <text:p>46.2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6.36" calcext:value-type="float">
            <text:p>46.3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6.49" calcext:value-type="float">
            <text:p>46.4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6.64" calcext:value-type="float">
            <text:p>46.6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6.78" calcext:value-type="float">
            <text:p>46.7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6.75" calcext:value-type="float">
            <text:p>46.7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6.59" calcext:value-type="float">
            <text:p>46.5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6.48" calcext:value-type="float">
            <text:p>46.4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6.3" calcext:value-type="float">
            <text:p>46.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6.23" calcext:value-type="float">
            <text:p>46.2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6.23" calcext:value-type="float">
            <text:p>46.2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6.18" calcext:value-type="float">
            <text:p>46.1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5.97" calcext:value-type="float">
            <text:p>45.9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5.86" calcext:value-type="float">
            <text:p>45.8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5.8" calcext:value-type="float">
            <text:p>45.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5.79" calcext:value-type="float">
            <text:p>45.7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5.71" calcext:value-type="float">
            <text:p>45.7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5.55" calcext:value-type="float">
            <text:p>45.5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5.46" calcext:value-type="float">
            <text:p>45.4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5.44" calcext:value-type="float">
            <text:p>45.4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5.37" calcext:value-type="float">
            <text:p>45.3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5.28" calcext:value-type="float">
            <text:p>45.2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5.22" calcext:value-type="float">
            <text:p>45.2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5.16" calcext:value-type="float">
            <text:p>45.1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5.07" calcext:value-type="float">
            <text:p>45.0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4.92" calcext:value-type="float">
            <text:p>44.9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4.86" calcext:value-type="float">
            <text:p>44.8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4.86" calcext:value-type="float">
            <text:p>44.8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4.91" calcext:value-type="float">
            <text:p>44.9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4.95" calcext:value-type="float">
            <text:p>44.9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4.85" calcext:value-type="float">
            <text:p>44.8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4.77" calcext:value-type="float">
            <text:p>44.7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4.74" calcext:value-type="float">
            <text:p>44.7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4.68" calcext:value-type="float">
            <text:p>44.6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4.35" calcext:value-type="float">
            <text:p>44.3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4.01" calcext:value-type="float">
            <text:p>44.0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3.2" calcext:value-type="float">
            <text:p>43.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2.83" calcext:value-type="float">
            <text:p>42.8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2.03" calcext:value-type="float">
            <text:p>42.0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1.6" calcext:value-type="float">
            <text:p>41.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0.62" calcext:value-type="float">
            <text:p>40.6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0.14" calcext:value-type="float">
            <text:p>40.1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9.24" calcext:value-type="float">
            <text:p>39.2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8.88" calcext:value-type="float">
            <text:p>38.8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8.34" calcext:value-type="float">
            <text:p>38.3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7.75" calcext:value-type="float">
            <text:p>37.7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7.38" calcext:value-type="float">
            <text:p>37.3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6.64" calcext:value-type="float">
            <text:p>36.6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6.16" calcext:value-type="float">
            <text:p>36.1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4.89" calcext:value-type="float">
            <text:p>34.8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4.12" calcext:value-type="float">
            <text:p>34.1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2.74" calcext:value-type="float">
            <text:p>32.7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2.14" calcext:value-type="float">
            <text:p>32.1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1.25" calcext:value-type="float">
            <text:p>31.2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0.81" calcext:value-type="float">
            <text:p>30.8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0.43" calcext:value-type="float">
            <text:p>30.4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0.17" calcext:value-type="float">
            <text:p>30.1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9.7" calcext:value-type="float">
            <text:p>29.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9.2" calcext:value-type="float">
            <text:p>29.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9.03" calcext:value-type="float">
            <text:p>29.0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8.45" calcext:value-type="float">
            <text:p>28.4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8.26" calcext:value-type="float">
            <text:p>28.2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7.79" calcext:value-type="float">
            <text:p>27.7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7.62" calcext:value-type="float">
            <text:p>27.6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7.05" calcext:value-type="float">
            <text:p>27.0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6.9" calcext:value-type="float">
            <text:p>26.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6.5" calcext:value-type="float">
            <text:p>26.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6.36" calcext:value-type="float">
            <text:p>26.3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6.17" calcext:value-type="float">
            <text:p>26.1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6.23" calcext:value-type="float">
            <text:p>26.2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5.84" calcext:value-type="float">
            <text:p>25.8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5.42" calcext:value-type="float">
            <text:p>25.4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5.11" calcext:value-type="float">
            <text:p>25.1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4.95" calcext:value-type="float">
            <text:p>24.9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4.85" calcext:value-type="float">
            <text:p>24.8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.91" calcext:value-type="float">
            <text:p>24.9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4.81" calcext:value-type="float">
            <text:p>24.8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4.75" calcext:value-type="float">
            <text:p>24.7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4.71" calcext:value-type="float">
            <text:p>24.7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4.76" calcext:value-type="float">
            <text:p>24.7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4.72" calcext:value-type="float">
            <text:p>24.7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4.8" calcext:value-type="float">
            <text:p>24.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4.8" calcext:value-type="float">
            <text:p>24.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4.84" calcext:value-type="float">
            <text:p>24.8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4.76" calcext:value-type="float">
            <text:p>24.7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4.74" calcext:value-type="float">
            <text:p>24.7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4.62" calcext:value-type="float">
            <text:p>24.6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4.57" calcext:value-type="float">
            <text:p>24.5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4.39" calcext:value-type="float">
            <text:p>24.3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4.41" calcext:value-type="float">
            <text:p>24.4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4.43" calcext:value-type="float">
            <text:p>24.4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4.49" calcext:value-type="float">
            <text:p>24.4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4.54" calcext:value-type="float">
            <text:p>24.5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4.5" calcext:value-type="float">
            <text:p>24.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4.37" calcext:value-type="float">
            <text:p>24.3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.43" calcext:value-type="float">
            <text:p>24.4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4.44" calcext:value-type="float">
            <text:p>24.4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4.37" calcext:value-type="float">
            <text:p>24.3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4.24" calcext:value-type="float">
            <text:p>24.2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4.19" calcext:value-type="float">
            <text:p>24.1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4.16" calcext:value-type="float">
            <text:p>24.1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4.04" calcext:value-type="float">
            <text:p>24.0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3.93" calcext:value-type="float">
            <text:p>23.9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3.67" calcext:value-type="float">
            <text:p>23.6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3.43" calcext:value-type="float">
            <text:p>23.4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3.32" calcext:value-type="float">
            <text:p>23.3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3.34" calcext:value-type="float">
            <text:p>23.3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3.35" calcext:value-type="float">
            <text:p>23.3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3.43" calcext:value-type="float">
            <text:p>23.4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3.37" calcext:value-type="float">
            <text:p>23.3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3.34" calcext:value-type="float">
            <text:p>23.3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.06" calcext:value-type="float">
            <text:p>23.0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2.93" calcext:value-type="float">
            <text:p>22.9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.95" calcext:value-type="float">
            <text:p>22.9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2.86" calcext:value-type="float">
            <text:p>22.8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.3" calcext:value-type="float">
            <text:p>22.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6.95" calcext:value-type="float">
            <text:p>16.9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1.22" calcext:value-type="float">
            <text:p>11.2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 table:number-rows-repeated="10472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00:22:16.2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1-04-24T02:03:50.310000000</dc:date>
    <meta:editing-duration>PT10H39M52S</meta:editing-duration>
    <meta:editing-cycles>42</meta:editing-cycles>
    <meta:document-statistic meta:table-count="1" meta:cell-count="403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Roboto" style:font-style-name="Regular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.5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family="Roboto" style:font-style-name="Bold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Roboto" style:font-style-name="Regular" fo:font-size="1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2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family="Roboto" style:font-style-name="Regular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b4c7dc" draw:fill-color="#b4c7d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8f2a1" draw:fill-color="#e8f2a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866cm" svg:height="18.726cm" xlink:href=".." xlink:type="simple" chart:class="chart:scatter" chart:style-name="ch1">
        <chart:legend chart:legend-position="end" svg:x="27.306cm" svg:y="8.105cm" style:legend-expansion="high" chart:style-name="ch2"/>
        <chart:plot-area chart:style-name="ch3" table:cell-range-address="Sheet1.F1:Sheet1.G2200 Sheet1.I1:Sheet1.I2200 Sheet1.N59:Sheet1.N60 Sheet1.N63:Sheet1.N64" chart:data-source-has-labels="row" svg:x="1.677cm" svg:y="0.374cm" svg:width="25.012cm" svg:height="16.948cm">
          <chartooo:coordinate-region svg:x="2.404cm" svg:y="0.626cm" svg:width="23.754cm" svg:height="15.943cm"/>
          <chart:axis chart:dimension="x" chart:name="primary-x" chart:style-name="ch4">
            <chart:title svg:x="13.06cm" svg:y="17.697cm" chart:style-name="ch5">
              <text:p>Position (mm)</text:p>
            </chart:title>
            <chart:grid chart:style-name="ch6" chart:class="major"/>
          </chart:axis>
          <chart:axis chart:dimension="y" chart:name="primary-y" chart:style-name="ch7">
            <chart:title svg:x="0.451cm" svg:y="9.653cm" chart:style-name="ch8">
              <text:p>Force (gf)</text:p>
            </chart:title>
            <chart:grid chart:style-name="ch6" chart:class="major"/>
          </chart:axis>
          <chart:series chart:style-name="ch9" chart:values-cell-range-address="Sheet1.G1:Sheet1.G2200" loext:label-string="downstroke" chart:class="chart:scatter">
            <chart:domain table:cell-range-address="Sheet1.F1:Sheet1.F2200"/>
            <chart:data-point chart:repeated="2200"/>
          </chart:series>
          <chart:series chart:style-name="ch10" chart:values-cell-range-address="Sheet1.I1:Sheet1.I2200" loext:label-string="upstroke" chart:class="chart:scatter">
            <chart:domain table:cell-range-address="Sheet1.H1:Sheet1.H2200"/>
            <chart:data-point chart:repeated="2200"/>
          </chart:series>
          <chart:series chart:style-name="ch11" chart:values-cell-range-address="Sheet1.N59:Sheet1.N60" loext:label-string="actuation" chart:class="chart:scatter">
            <chart:domain table:cell-range-address="Sheet1.M59:Sheet1.M60"/>
            <chart:data-point chart:repeated="2"/>
          </chart:series>
          <chart:series chart:style-name="ch12" chart:values-cell-range-address="Sheet1.N63:Sheet1.N64" loext:label-string="release" chart:class="chart:scatter">
            <chart:domain table:cell-range-address="Sheet1.M63:Sheet1.M64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downstroke</text:p>
              </table:table-cell>
              <table:table-cell office:value-type="string">
                <text:p>Column H</text:p>
              </table:table-cell>
              <table:table-cell office:value-type="string">
                <text:p>upstroke</text:p>
              </table:table-cell>
              <table:table-cell office:value-type="string">
                <text:p>Column M</text:p>
              </table:table-cell>
              <table:table-cell office:value-type="string">
                <text:p>actuation</text:p>
              </table:table-cell>
              <table:table-cell office:value-type="string">
                <text:p>Column M</text:p>
              </table:table-cell>
              <table:table-cell office:value-type="string">
                <text:p>relea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1:Sheet1.F2200</svg:desc>
                </draw:g>
              </table:table-cell>
              <table:table-cell office:value-type="float" office:value="NaN">
                <text:p>NaN</text:p>
                <draw:g>
                  <svg:desc>Sheet1.G1:Sheet1.G2200</svg:desc>
                </draw:g>
              </table:table-cell>
              <table:table-cell office:value-type="float" office:value="1">
                <text:p>1</text:p>
                <draw:g>
                  <svg:desc>Sheet1.H1:Sheet1.H2200</svg:desc>
                </draw:g>
              </table:table-cell>
              <table:table-cell office:value-type="float" office:value="NaN">
                <text:p>NaN</text:p>
                <draw:g>
                  <svg:desc>Sheet1.I1:Sheet1.I2200</svg:desc>
                </draw:g>
              </table:table-cell>
              <table:table-cell office:value-type="float" office:value="NaN">
                <text:p>NaN</text:p>
                <draw:g>
                  <svg:desc>Sheet1.M59:Sheet1.M60</svg:desc>
                </draw:g>
              </table:table-cell>
              <table:table-cell office:value-type="float" office:value="40">
                <text:p>40</text:p>
                <draw:g>
                  <svg:desc>Sheet1.N59:Sheet1.N60</svg:desc>
                </draw:g>
              </table:table-cell>
              <table:table-cell office:value-type="float" office:value="NaN">
                <text:p>NaN</text:p>
                <draw:g>
                  <svg:desc>Sheet1.M63:Sheet1.M64</svg:desc>
                </draw:g>
              </table:table-cell>
              <table:table-cell office:value-type="float" office:value="3">
                <text:p>3</text:p>
                <draw:g>
                  <svg:desc>Sheet1.N63:Sheet1.N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504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505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506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521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526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527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531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532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541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543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546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549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553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554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557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559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561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562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563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566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567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569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572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573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576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577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578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579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582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583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584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585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586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587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589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592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593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594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596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597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598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599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601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603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604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607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609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611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613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614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616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617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618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619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621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622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623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624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626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627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629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632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635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637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638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639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641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642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645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649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651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652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653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655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656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657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659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661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662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663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664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666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667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668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669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671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674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675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676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681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683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685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686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691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692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698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701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703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704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705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709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712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714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715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717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718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719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721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722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723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725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726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729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731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732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733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735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737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738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739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741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742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743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744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745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747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748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749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751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753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754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755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757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758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761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762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763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764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765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766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767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768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769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771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772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773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774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775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776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777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778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779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781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782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784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785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786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787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788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789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791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792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793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794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795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796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797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798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801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802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803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804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805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806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807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808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809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811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813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814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815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817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818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819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822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823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824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825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826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828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829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832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833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834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835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836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837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838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839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841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842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843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844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845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846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847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848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849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851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852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853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854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855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856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857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858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859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861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862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864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865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866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867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868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869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870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871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872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873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874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875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876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877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878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879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880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881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882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883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884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885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886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887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888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889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891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893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894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895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896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897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901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903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904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905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906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907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908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909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911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913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914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915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916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917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918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919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921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922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923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924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925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926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927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928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929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931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932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933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934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935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936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937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938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939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941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943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944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945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946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947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949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951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952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953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954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955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956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957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958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961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962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963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964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965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966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967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968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969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970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971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972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973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974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975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976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977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978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979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981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982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983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984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985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986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987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988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989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991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992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993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994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995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996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997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998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1001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1002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1003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1004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1005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1006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1007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1008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1009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1011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1012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1013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1014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1015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1016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1017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1018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1019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1021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1022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1023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1025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6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1026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1027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1028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1029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1031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1032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3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1033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4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1034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5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1035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1036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7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1037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8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1038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1039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1040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1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1041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1042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3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1043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4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1044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5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1045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6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1046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7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1047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8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1048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9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1049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1051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2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1052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3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1053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4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1054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5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1055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1056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7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1057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8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1058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9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1059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1060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1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1061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1062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3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1063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4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1064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1065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1066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7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1067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8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1068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9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1069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1070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1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1071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2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1072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3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1073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4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1074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5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1075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1076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1077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8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1078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9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1079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1080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1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1081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2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1082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3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1083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1085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7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1087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8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1088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9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1089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1090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1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1091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3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1093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4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1094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5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1095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6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1096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7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1097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8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1098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9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1099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1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1101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2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1102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3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1103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1104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5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1105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6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1106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7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1107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8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1108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9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1109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10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1111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1112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3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1113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4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1114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1115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6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1116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7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1117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8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1118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1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1121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2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1122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3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1123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4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1124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1125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6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1126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7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1127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8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1128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9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1129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1130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1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1131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2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1132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3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1133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4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1134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5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1135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6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1136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7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1137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8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1138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9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1139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40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1140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1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1141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2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1142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3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1143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4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1144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5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1145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6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1146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7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1147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8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1148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9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1149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1150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1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1151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2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1152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3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1153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1154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5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1155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7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1157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8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1158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9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1159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1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1161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2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1162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3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1163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4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1164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1165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7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1167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8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1168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9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1169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70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1170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1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1171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2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1173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4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1174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5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1175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6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1176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7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1177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1178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9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1179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1180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1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1181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1182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3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1183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4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1184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5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1185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6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1186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7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1187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8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1188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9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1189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1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1191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2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1192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3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1193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4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1194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6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1196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7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1197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8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1198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1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1201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2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1202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3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1203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4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1204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5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1205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6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1206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7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1207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8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1208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1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1211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2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1212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3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1213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4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1214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6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1216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7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1217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9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1229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5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1235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6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1236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7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1237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9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1239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40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1240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1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1241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2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1242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3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1243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4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1244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5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1245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6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1246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7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1247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8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1248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9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1249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1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1251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2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1252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3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1253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4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1254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5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1255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6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1256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7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1257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8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1258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9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1259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1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1261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2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1262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3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1263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4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1264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5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1265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6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1266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7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1267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1268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9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1269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70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1270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1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1271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2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1272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3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1273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4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1274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5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1275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6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1276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7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1277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8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1278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9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1279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80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1280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1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1281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2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1282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3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1283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4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1284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6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1286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7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1287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8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1288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9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1289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90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1290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1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1291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2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1292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3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1293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4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1294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5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1295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6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1296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7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1297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8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1298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9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1299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1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1301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2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1302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1304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5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1305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6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1306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7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1307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8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1308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1309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10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1310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1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1311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2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1312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3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1313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4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1314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5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1315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6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1316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7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1317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8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1318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9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1319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20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1320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1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1321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2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1322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3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1323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4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1324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5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1325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6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1326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1327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8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1328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9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1329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30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1330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1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2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1332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3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1333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4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1334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5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1335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6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1336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7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1337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8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1338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9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1339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40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1340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1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1341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2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1342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3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1343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4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1344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1345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6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1346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7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1347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8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1348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9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1349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1350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1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1351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2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1352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3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1353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4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1354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5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1355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6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1356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7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1357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8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1358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9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1359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60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1360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1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1361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2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1362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3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1363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4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1364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5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1365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6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1366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7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1367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8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1368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9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1369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70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1370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1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1371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2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1372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3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1373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4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1374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5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1375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6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1376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7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1377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8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1378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9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1379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80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1380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1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1381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2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1382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3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1383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4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1384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5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1385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6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1386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7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1387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8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1388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9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1389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90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1390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1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1391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2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1392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3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1393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4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1394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5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1395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6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1396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7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1397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8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1398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9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1399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1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1401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2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1402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3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1403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4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1404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5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1405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6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1406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7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1407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8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1408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9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1409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10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1410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1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1411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2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1412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3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1413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4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1414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5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1415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6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1416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7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1417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8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1418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9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1419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20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1420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1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1421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2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1422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3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1423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4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1424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5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1425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6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1426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7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1427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8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1428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9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1429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1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1431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2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1432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3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1433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4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1434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6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1436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7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1437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8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1438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9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1439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1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1441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1442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3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1443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4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1444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5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1445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6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1446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7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1447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8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1448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9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1449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1450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1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1451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2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1452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3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1453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4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1454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5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1455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6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1456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7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1457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8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1458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9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1459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60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1460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1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1461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2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1462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3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1463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4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1464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5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1465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6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1466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7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1467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8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1468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9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1469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70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1470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1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1471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2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1472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3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1473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4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1474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5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1475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6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1476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7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1477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8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1478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9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1479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80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1480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1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1481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2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1482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3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1483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4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1484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5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1485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6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1486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7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1487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8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1488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9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1489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90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1490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1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1491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2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1492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3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1493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4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1494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5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1495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6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1496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7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1497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8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1498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9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1499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01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1501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2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1502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03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1503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04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1504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05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1505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06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1506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7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1507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8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1508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9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1509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10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1510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11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1511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12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1512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13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1513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14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1514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5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1515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16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1516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7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1517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9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1519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20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1520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21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1521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22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1522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23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1523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24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1524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25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1525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6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1526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7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1527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8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1528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9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1529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30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1530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31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1531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32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1532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33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1533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34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1534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35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1535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36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1536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7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1537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8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1538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9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1539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41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1541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42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1542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43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1543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44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1544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45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1545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46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1546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7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1547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8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1548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9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1549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1550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51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1551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52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1552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53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1553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54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1554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55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1555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56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1556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7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1557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58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1558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59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1559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60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1560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61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1561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62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1562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63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1563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64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1564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65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1565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66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1566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67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1567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68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1568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69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1569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70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1570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1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1571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2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1572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3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1573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4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1574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5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1575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6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1576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7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1577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8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1578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9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1579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80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1580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82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1582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83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1583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84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1584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85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1585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86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1586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87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1587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88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1588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9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1589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90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1590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91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1591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92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1592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93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1593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94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1594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95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1595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96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1596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97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1597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98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1598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99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1599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01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1601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02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1602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03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1603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04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1604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05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1605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06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1606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07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1607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09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1609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10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1610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11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1611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12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1612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13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1613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14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1614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15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1615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16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1616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17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1617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18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1618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19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1619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20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1620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21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1621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22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1622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23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1623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24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1624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25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1625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26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1626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27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1627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28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1628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29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1629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30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1630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31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1631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32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1632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33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1633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34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1634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35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1635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36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1636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37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1637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38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1638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39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1639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40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1640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41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1641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42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1642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43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1643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44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1644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45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1645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46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1646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47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1647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48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1648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49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1649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1650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51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1651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52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1652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53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1653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54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1654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55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1655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56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1656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57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1657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58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1658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59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1659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60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1660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61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1661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62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1662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63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1663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64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1664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65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1665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66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1666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67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1667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68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1668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69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1669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70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1670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71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1671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72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1672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73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1673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74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1674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75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1675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76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1676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77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1677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78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1678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79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1679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80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1680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81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1681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82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1682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83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1683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84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1684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85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1685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86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1686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87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1687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88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1688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89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1689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90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1690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91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1691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92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1692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93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1693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94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1694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95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1695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96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1696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97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1697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98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1698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99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1699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01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1701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02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1702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03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1703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04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1704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05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1705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06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1706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07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1707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08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1708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09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1709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10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1710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11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1711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12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1712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13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1713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14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1714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15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1715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16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1716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17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1717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18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1718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19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1719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20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1720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21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1721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22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1722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23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1723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24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1724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25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1725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26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1726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27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1727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28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1728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29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1729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30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1730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31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1731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32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1732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33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1733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35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1735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36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1736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37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1737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38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1738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39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1739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41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1741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42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1742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43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1743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44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1744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45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1745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1746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47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1747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48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1748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49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1749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51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1751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52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1752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53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1753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54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1754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55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1755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56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1756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57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1757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58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1758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59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1759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60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1760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61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1761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62">
                <text:p>1762</text:p>
              </table:table-cell>
              <table:table-cell office:value-type="float" office:value="NaN">
                <text:p>NaN</text:p>
              </table:table-cell>
              <table:table-cell office:value-type="float" office:value="1762">
                <text:p>1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63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1763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64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1764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65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1765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66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1766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67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1767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68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1768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69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1769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71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1771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72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1772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73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1773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74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1774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75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1775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76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1776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77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1777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778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1778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779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1779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780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1780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781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1781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82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1782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783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1783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784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1784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785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1785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786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1786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787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1787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788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1788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789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1789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790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1790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791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1791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792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1792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793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1793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794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1794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795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1795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796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1796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97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1797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798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1798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799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1799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01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1801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02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1802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03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1803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804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1804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05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1805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806">
                <text:p>1806</text:p>
              </table:table-cell>
              <table:table-cell office:value-type="float" office:value="NaN">
                <text:p>NaN</text:p>
              </table:table-cell>
              <table:table-cell office:value-type="float" office:value="1806">
                <text:p>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807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1807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808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1808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809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1809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810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1810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811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1811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812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1812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813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1813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814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1814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815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1815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816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1816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817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1817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818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1818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819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1819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821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1821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22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1822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823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1823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824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1824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826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1826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827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1827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828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1828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29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1829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30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1830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831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1831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832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1832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833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1833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834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1834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835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1835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836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1836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837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1837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38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1838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839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1839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840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1840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841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1841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42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1842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43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1843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844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1844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845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1845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846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1846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847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1847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848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1848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849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1849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851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1851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852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1852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853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1853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854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1854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855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1855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856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1856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857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1857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858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1858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859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1859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860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1860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861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1861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862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1862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863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1863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864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1864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865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1865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866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1866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867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1867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868">
                <text:p>1868</text:p>
              </table:table-cell>
              <table:table-cell office:value-type="float" office:value="NaN">
                <text:p>NaN</text:p>
              </table:table-cell>
              <table:table-cell office:value-type="float" office:value="1868">
                <text:p>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869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1869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870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1870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871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1871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872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1872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873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1873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874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1874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875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1875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76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1876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877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1877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878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1878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79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1879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880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1880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881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1881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882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1882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883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1883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884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1884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885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1885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886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1886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887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1887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888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1888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889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1889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1890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891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1891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892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1892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893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1893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894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1894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895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1895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896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1896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897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1897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898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1898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899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1899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901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1901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902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1902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903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1903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904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1904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905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1905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906">
                <text:p>1906</text:p>
              </table:table-cell>
              <table:table-cell office:value-type="float" office:value="NaN">
                <text:p>NaN</text:p>
              </table:table-cell>
              <table:table-cell office:value-type="float" office:value="1906">
                <text:p>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907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1907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908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1908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909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1909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910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1910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911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1911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912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1912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913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1913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914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1914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915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1915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916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1916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917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1917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18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1918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19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1919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920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1920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921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1921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925">
                <text:p>1925</text:p>
              </table:table-cell>
              <table:table-cell office:value-type="float" office:value="NaN">
                <text:p>NaN</text:p>
              </table:table-cell>
              <table:table-cell office:value-type="float" office:value="1925">
                <text:p>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926">
                <text:p>1926</text:p>
              </table:table-cell>
              <table:table-cell office:value-type="float" office:value="NaN">
                <text:p>NaN</text:p>
              </table:table-cell>
              <table:table-cell office:value-type="float" office:value="1926">
                <text:p>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27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1927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928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1928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929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1929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930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1930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931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1931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32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1932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33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1933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934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1934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35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1935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936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1936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937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1937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938">
                <text:p>1938</text:p>
              </table:table-cell>
              <table:table-cell office:value-type="float" office:value="NaN">
                <text:p>NaN</text:p>
              </table:table-cell>
              <table:table-cell office:value-type="float" office:value="1938">
                <text:p>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939">
                <text:p>1939</text:p>
              </table:table-cell>
              <table:table-cell office:value-type="float" office:value="NaN">
                <text:p>NaN</text:p>
              </table:table-cell>
              <table:table-cell office:value-type="float" office:value="1939">
                <text:p>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940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1940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941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1941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942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1942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43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1943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944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1944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945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1945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946">
                <text:p>1946</text:p>
              </table:table-cell>
              <table:table-cell office:value-type="float" office:value="NaN">
                <text:p>NaN</text:p>
              </table:table-cell>
              <table:table-cell office:value-type="float" office:value="1946">
                <text:p>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947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1947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948">
                <text:p>1948</text:p>
              </table:table-cell>
              <table:table-cell office:value-type="float" office:value="NaN">
                <text:p>NaN</text:p>
              </table:table-cell>
              <table:table-cell office:value-type="float" office:value="1948">
                <text:p>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949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1949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1950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951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1951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52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1952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53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1953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954">
                <text:p>1954</text:p>
              </table:table-cell>
              <table:table-cell office:value-type="float" office:value="NaN">
                <text:p>NaN</text:p>
              </table:table-cell>
              <table:table-cell office:value-type="float" office:value="1954">
                <text:p>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955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1955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956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1956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957">
                <text:p>1957</text:p>
              </table:table-cell>
              <table:table-cell office:value-type="float" office:value="NaN">
                <text:p>NaN</text:p>
              </table:table-cell>
              <table:table-cell office:value-type="float" office:value="1957">
                <text:p>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58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1958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59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1959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1960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961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1961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62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1962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63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1963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64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1964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965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1965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966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1966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967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1967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68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1968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003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2003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2004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2005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2006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023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2023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024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2024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026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2026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027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2027">
                <text:p>2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028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2028">
                <text:p>2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029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2029">
                <text:p>2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031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2031">
                <text:p>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032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2032">
                <text:p>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033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2033">
                <text:p>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034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2034">
                <text:p>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035">
                <text:p>2035</text:p>
              </table:table-cell>
              <table:table-cell office:value-type="float" office:value="NaN">
                <text:p>NaN</text:p>
              </table:table-cell>
              <table:table-cell office:value-type="float" office:value="2035">
                <text:p>2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036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2036">
                <text:p>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037">
                <text:p>2037</text:p>
              </table:table-cell>
              <table:table-cell office:value-type="float" office:value="NaN">
                <text:p>NaN</text:p>
              </table:table-cell>
              <table:table-cell office:value-type="float" office:value="2037">
                <text:p>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038">
                <text:p>2038</text:p>
              </table:table-cell>
              <table:table-cell office:value-type="float" office:value="NaN">
                <text:p>NaN</text:p>
              </table:table-cell>
              <table:table-cell office:value-type="float" office:value="2038">
                <text:p>2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039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2039">
                <text:p>2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041">
                <text:p>2041</text:p>
              </table:table-cell>
              <table:table-cell office:value-type="float" office:value="NaN">
                <text:p>NaN</text:p>
              </table:table-cell>
              <table:table-cell office:value-type="float" office:value="2041">
                <text:p>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042">
                <text:p>2042</text:p>
              </table:table-cell>
              <table:table-cell office:value-type="float" office:value="NaN">
                <text:p>NaN</text:p>
              </table:table-cell>
              <table:table-cell office:value-type="float" office:value="2042">
                <text:p>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043">
                <text:p>2043</text:p>
              </table:table-cell>
              <table:table-cell office:value-type="float" office:value="NaN">
                <text:p>NaN</text:p>
              </table:table-cell>
              <table:table-cell office:value-type="float" office:value="2043">
                <text:p>2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2044">
                <text:p>2044</text:p>
              </table:table-cell>
              <table:table-cell office:value-type="float" office:value="NaN">
                <text:p>NaN</text:p>
              </table:table-cell>
              <table:table-cell office:value-type="float" office:value="2044">
                <text:p>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2045">
                <text:p>2045</text:p>
              </table:table-cell>
              <table:table-cell office:value-type="float" office:value="NaN">
                <text:p>NaN</text:p>
              </table:table-cell>
              <table:table-cell office:value-type="float" office:value="2045">
                <text:p>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046">
                <text:p>2046</text:p>
              </table:table-cell>
              <table:table-cell office:value-type="float" office:value="NaN">
                <text:p>NaN</text:p>
              </table:table-cell>
              <table:table-cell office:value-type="float" office:value="2046">
                <text:p>2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047">
                <text:p>2047</text:p>
              </table:table-cell>
              <table:table-cell office:value-type="float" office:value="NaN">
                <text:p>NaN</text:p>
              </table:table-cell>
              <table:table-cell office:value-type="float" office:value="2047">
                <text:p>2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2049">
                <text:p>2049</text:p>
              </table:table-cell>
              <table:table-cell office:value-type="float" office:value="NaN">
                <text:p>NaN</text:p>
              </table:table-cell>
              <table:table-cell office:value-type="float" office:value="2049">
                <text:p>2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051">
                <text:p>2051</text:p>
              </table:table-cell>
              <table:table-cell office:value-type="float" office:value="NaN">
                <text:p>NaN</text:p>
              </table:table-cell>
              <table:table-cell office:value-type="float" office:value="2051">
                <text:p>2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2052">
                <text:p>2052</text:p>
              </table:table-cell>
              <table:table-cell office:value-type="float" office:value="NaN">
                <text:p>NaN</text:p>
              </table:table-cell>
              <table:table-cell office:value-type="float" office:value="2052">
                <text:p>2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2053">
                <text:p>2053</text:p>
              </table:table-cell>
              <table:table-cell office:value-type="float" office:value="NaN">
                <text:p>NaN</text:p>
              </table:table-cell>
              <table:table-cell office:value-type="float" office:value="2053">
                <text:p>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054">
                <text:p>2054</text:p>
              </table:table-cell>
              <table:table-cell office:value-type="float" office:value="NaN">
                <text:p>NaN</text:p>
              </table:table-cell>
              <table:table-cell office:value-type="float" office:value="2054">
                <text:p>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2055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2055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2056">
                <text:p>2056</text:p>
              </table:table-cell>
              <table:table-cell office:value-type="float" office:value="NaN">
                <text:p>NaN</text:p>
              </table:table-cell>
              <table:table-cell office:value-type="float" office:value="2056">
                <text:p>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2057">
                <text:p>2057</text:p>
              </table:table-cell>
              <table:table-cell office:value-type="float" office:value="NaN">
                <text:p>NaN</text:p>
              </table:table-cell>
              <table:table-cell office:value-type="float" office:value="2057">
                <text:p>2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2058">
                <text:p>2058</text:p>
              </table:table-cell>
              <table:table-cell office:value-type="float" office:value="NaN">
                <text:p>NaN</text:p>
              </table:table-cell>
              <table:table-cell office:value-type="float" office:value="2058">
                <text:p>2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2059">
                <text:p>2059</text:p>
              </table:table-cell>
              <table:table-cell office:value-type="float" office:value="NaN">
                <text:p>NaN</text:p>
              </table:table-cell>
              <table:table-cell office:value-type="float" office:value="2059">
                <text:p>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2060">
                <text:p>2060</text:p>
              </table:table-cell>
              <table:table-cell office:value-type="float" office:value="NaN">
                <text:p>NaN</text:p>
              </table:table-cell>
              <table:table-cell office:value-type="float" office:value="2060">
                <text:p>2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061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2061">
                <text:p>2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062">
                <text:p>2062</text:p>
              </table:table-cell>
              <table:table-cell office:value-type="float" office:value="NaN">
                <text:p>NaN</text:p>
              </table:table-cell>
              <table:table-cell office:value-type="float" office:value="2062">
                <text:p>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063">
                <text:p>2063</text:p>
              </table:table-cell>
              <table:table-cell office:value-type="float" office:value="NaN">
                <text:p>NaN</text:p>
              </table:table-cell>
              <table:table-cell office:value-type="float" office:value="2063">
                <text:p>2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064">
                <text:p>2064</text:p>
              </table:table-cell>
              <table:table-cell office:value-type="float" office:value="NaN">
                <text:p>NaN</text:p>
              </table:table-cell>
              <table:table-cell office:value-type="float" office:value="2064">
                <text:p>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065">
                <text:p>2065</text:p>
              </table:table-cell>
              <table:table-cell office:value-type="float" office:value="NaN">
                <text:p>NaN</text:p>
              </table:table-cell>
              <table:table-cell office:value-type="float" office:value="2065">
                <text:p>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2066">
                <text:p>2066</text:p>
              </table:table-cell>
              <table:table-cell office:value-type="float" office:value="NaN">
                <text:p>NaN</text:p>
              </table:table-cell>
              <table:table-cell office:value-type="float" office:value="2066">
                <text:p>2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2067">
                <text:p>2067</text:p>
              </table:table-cell>
              <table:table-cell office:value-type="float" office:value="NaN">
                <text:p>NaN</text:p>
              </table:table-cell>
              <table:table-cell office:value-type="float" office:value="2067">
                <text:p>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068">
                <text:p>2068</text:p>
              </table:table-cell>
              <table:table-cell office:value-type="float" office:value="NaN">
                <text:p>NaN</text:p>
              </table:table-cell>
              <table:table-cell office:value-type="float" office:value="2068">
                <text:p>2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2069">
                <text:p>2069</text:p>
              </table:table-cell>
              <table:table-cell office:value-type="float" office:value="NaN">
                <text:p>NaN</text:p>
              </table:table-cell>
              <table:table-cell office:value-type="float" office:value="2069">
                <text:p>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070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2070">
                <text:p>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2071">
                <text:p>2071</text:p>
              </table:table-cell>
              <table:table-cell office:value-type="float" office:value="NaN">
                <text:p>NaN</text:p>
              </table:table-cell>
              <table:table-cell office:value-type="float" office:value="2071">
                <text:p>2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2072">
                <text:p>2072</text:p>
              </table:table-cell>
              <table:table-cell office:value-type="float" office:value="NaN">
                <text:p>NaN</text:p>
              </table:table-cell>
              <table:table-cell office:value-type="float" office:value="2072">
                <text:p>2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074">
                <text:p>2074</text:p>
              </table:table-cell>
              <table:table-cell office:value-type="float" office:value="NaN">
                <text:p>NaN</text:p>
              </table:table-cell>
              <table:table-cell office:value-type="float" office:value="2074">
                <text:p>2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2075">
                <text:p>2075</text:p>
              </table:table-cell>
              <table:table-cell office:value-type="float" office:value="NaN">
                <text:p>NaN</text:p>
              </table:table-cell>
              <table:table-cell office:value-type="float" office:value="2075">
                <text:p>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2076">
                <text:p>2076</text:p>
              </table:table-cell>
              <table:table-cell office:value-type="float" office:value="NaN">
                <text:p>NaN</text:p>
              </table:table-cell>
              <table:table-cell office:value-type="float" office:value="2076">
                <text:p>2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2077">
                <text:p>2077</text:p>
              </table:table-cell>
              <table:table-cell office:value-type="float" office:value="NaN">
                <text:p>NaN</text:p>
              </table:table-cell>
              <table:table-cell office:value-type="float" office:value="2077">
                <text:p>2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2078">
                <text:p>2078</text:p>
              </table:table-cell>
              <table:table-cell office:value-type="float" office:value="NaN">
                <text:p>NaN</text:p>
              </table:table-cell>
              <table:table-cell office:value-type="float" office:value="2078">
                <text:p>2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079">
                <text:p>2079</text:p>
              </table:table-cell>
              <table:table-cell office:value-type="float" office:value="NaN">
                <text:p>NaN</text:p>
              </table:table-cell>
              <table:table-cell office:value-type="float" office:value="2079">
                <text:p>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080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2080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2081">
                <text:p>2081</text:p>
              </table:table-cell>
              <table:table-cell office:value-type="float" office:value="NaN">
                <text:p>NaN</text:p>
              </table:table-cell>
              <table:table-cell office:value-type="float" office:value="2081">
                <text:p>2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2082">
                <text:p>2082</text:p>
              </table:table-cell>
              <table:table-cell office:value-type="float" office:value="NaN">
                <text:p>NaN</text:p>
              </table:table-cell>
              <table:table-cell office:value-type="float" office:value="2082">
                <text:p>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2083">
                <text:p>2083</text:p>
              </table:table-cell>
              <table:table-cell office:value-type="float" office:value="NaN">
                <text:p>NaN</text:p>
              </table:table-cell>
              <table:table-cell office:value-type="float" office:value="2083">
                <text:p>2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2084">
                <text:p>2084</text:p>
              </table:table-cell>
              <table:table-cell office:value-type="float" office:value="NaN">
                <text:p>NaN</text:p>
              </table:table-cell>
              <table:table-cell office:value-type="float" office:value="2084">
                <text:p>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2085">
                <text:p>2085</text:p>
              </table:table-cell>
              <table:table-cell office:value-type="float" office:value="NaN">
                <text:p>NaN</text:p>
              </table:table-cell>
              <table:table-cell office:value-type="float" office:value="2085">
                <text:p>2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2086">
                <text:p>2086</text:p>
              </table:table-cell>
              <table:table-cell office:value-type="float" office:value="NaN">
                <text:p>NaN</text:p>
              </table:table-cell>
              <table:table-cell office:value-type="float" office:value="2086">
                <text:p>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2087">
                <text:p>2087</text:p>
              </table:table-cell>
              <table:table-cell office:value-type="float" office:value="NaN">
                <text:p>NaN</text:p>
              </table:table-cell>
              <table:table-cell office:value-type="float" office:value="2087">
                <text:p>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2088">
                <text:p>2088</text:p>
              </table:table-cell>
              <table:table-cell office:value-type="float" office:value="NaN">
                <text:p>NaN</text:p>
              </table:table-cell>
              <table:table-cell office:value-type="float" office:value="2088">
                <text:p>2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2089">
                <text:p>2089</text:p>
              </table:table-cell>
              <table:table-cell office:value-type="float" office:value="NaN">
                <text:p>NaN</text:p>
              </table:table-cell>
              <table:table-cell office:value-type="float" office:value="2089">
                <text:p>2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2091">
                <text:p>2091</text:p>
              </table:table-cell>
              <table:table-cell office:value-type="float" office:value="NaN">
                <text:p>NaN</text:p>
              </table:table-cell>
              <table:table-cell office:value-type="float" office:value="2091">
                <text:p>2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2092">
                <text:p>2092</text:p>
              </table:table-cell>
              <table:table-cell office:value-type="float" office:value="NaN">
                <text:p>NaN</text:p>
              </table:table-cell>
              <table:table-cell office:value-type="float" office:value="2092">
                <text:p>2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2093">
                <text:p>2093</text:p>
              </table:table-cell>
              <table:table-cell office:value-type="float" office:value="NaN">
                <text:p>NaN</text:p>
              </table:table-cell>
              <table:table-cell office:value-type="float" office:value="2093">
                <text:p>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2094">
                <text:p>2094</text:p>
              </table:table-cell>
              <table:table-cell office:value-type="float" office:value="NaN">
                <text:p>NaN</text:p>
              </table:table-cell>
              <table:table-cell office:value-type="float" office:value="2094">
                <text:p>2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095">
                <text:p>2095</text:p>
              </table:table-cell>
              <table:table-cell office:value-type="float" office:value="NaN">
                <text:p>NaN</text:p>
              </table:table-cell>
              <table:table-cell office:value-type="float" office:value="2095">
                <text:p>2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096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2096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097">
                <text:p>2097</text:p>
              </table:table-cell>
              <table:table-cell office:value-type="float" office:value="NaN">
                <text:p>NaN</text:p>
              </table:table-cell>
              <table:table-cell office:value-type="float" office:value="2097">
                <text:p>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098">
                <text:p>2098</text:p>
              </table:table-cell>
              <table:table-cell office:value-type="float" office:value="NaN">
                <text:p>NaN</text:p>
              </table:table-cell>
              <table:table-cell office:value-type="float" office:value="2098">
                <text:p>2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099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2099">
                <text:p>2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101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2101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102">
                <text:p>2102</text:p>
              </table:table-cell>
              <table:table-cell office:value-type="float" office:value="NaN">
                <text:p>NaN</text:p>
              </table:table-cell>
              <table:table-cell office:value-type="float" office:value="2102">
                <text:p>2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103">
                <text:p>2103</text:p>
              </table:table-cell>
              <table:table-cell office:value-type="float" office:value="NaN">
                <text:p>NaN</text:p>
              </table:table-cell>
              <table:table-cell office:value-type="float" office:value="2103">
                <text:p>2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2104">
                <text:p>2104</text:p>
              </table:table-cell>
              <table:table-cell office:value-type="float" office:value="NaN">
                <text:p>NaN</text:p>
              </table:table-cell>
              <table:table-cell office:value-type="float" office:value="2104">
                <text:p>2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2105">
                <text:p>2105</text:p>
              </table:table-cell>
              <table:table-cell office:value-type="float" office:value="NaN">
                <text:p>NaN</text:p>
              </table:table-cell>
              <table:table-cell office:value-type="float" office:value="2105">
                <text:p>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2106">
                <text:p>2106</text:p>
              </table:table-cell>
              <table:table-cell office:value-type="float" office:value="NaN">
                <text:p>NaN</text:p>
              </table:table-cell>
              <table:table-cell office:value-type="float" office:value="2106">
                <text:p>2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2107">
                <text:p>2107</text:p>
              </table:table-cell>
              <table:table-cell office:value-type="float" office:value="NaN">
                <text:p>NaN</text:p>
              </table:table-cell>
              <table:table-cell office:value-type="float" office:value="2107">
                <text:p>2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2108">
                <text:p>2108</text:p>
              </table:table-cell>
              <table:table-cell office:value-type="float" office:value="NaN">
                <text:p>NaN</text:p>
              </table:table-cell>
              <table:table-cell office:value-type="float" office:value="2108">
                <text:p>2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2109">
                <text:p>2109</text:p>
              </table:table-cell>
              <table:table-cell office:value-type="float" office:value="NaN">
                <text:p>NaN</text:p>
              </table:table-cell>
              <table:table-cell office:value-type="float" office:value="2109">
                <text:p>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2110">
                <text:p>2110</text:p>
              </table:table-cell>
              <table:table-cell office:value-type="float" office:value="NaN">
                <text:p>NaN</text:p>
              </table:table-cell>
              <table:table-cell office:value-type="float" office:value="2110">
                <text:p>2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2111">
                <text:p>2111</text:p>
              </table:table-cell>
              <table:table-cell office:value-type="float" office:value="NaN">
                <text:p>NaN</text:p>
              </table:table-cell>
              <table:table-cell office:value-type="float" office:value="2111">
                <text:p>2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2112">
                <text:p>2112</text:p>
              </table:table-cell>
              <table:table-cell office:value-type="float" office:value="NaN">
                <text:p>NaN</text:p>
              </table:table-cell>
              <table:table-cell office:value-type="float" office:value="2112">
                <text:p>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2113">
                <text:p>2113</text:p>
              </table:table-cell>
              <table:table-cell office:value-type="float" office:value="NaN">
                <text:p>NaN</text:p>
              </table:table-cell>
              <table:table-cell office:value-type="float" office:value="2113">
                <text:p>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2114">
                <text:p>2114</text:p>
              </table:table-cell>
              <table:table-cell office:value-type="float" office:value="NaN">
                <text:p>NaN</text:p>
              </table:table-cell>
              <table:table-cell office:value-type="float" office:value="2114">
                <text:p>2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2115">
                <text:p>2115</text:p>
              </table:table-cell>
              <table:table-cell office:value-type="float" office:value="NaN">
                <text:p>NaN</text:p>
              </table:table-cell>
              <table:table-cell office:value-type="float" office:value="2115">
                <text:p>2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2116">
                <text:p>2116</text:p>
              </table:table-cell>
              <table:table-cell office:value-type="float" office:value="NaN">
                <text:p>NaN</text:p>
              </table:table-cell>
              <table:table-cell office:value-type="float" office:value="2116">
                <text:p>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2117">
                <text:p>2117</text:p>
              </table:table-cell>
              <table:table-cell office:value-type="float" office:value="NaN">
                <text:p>NaN</text:p>
              </table:table-cell>
              <table:table-cell office:value-type="float" office:value="2117">
                <text:p>2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2118">
                <text:p>2118</text:p>
              </table:table-cell>
              <table:table-cell office:value-type="float" office:value="NaN">
                <text:p>NaN</text:p>
              </table:table-cell>
              <table:table-cell office:value-type="float" office:value="2118">
                <text:p>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2119">
                <text:p>2119</text:p>
              </table:table-cell>
              <table:table-cell office:value-type="float" office:value="NaN">
                <text:p>NaN</text:p>
              </table:table-cell>
              <table:table-cell office:value-type="float" office:value="2119">
                <text:p>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2120">
                <text:p>2120</text:p>
              </table:table-cell>
              <table:table-cell office:value-type="float" office:value="NaN">
                <text:p>NaN</text:p>
              </table:table-cell>
              <table:table-cell office:value-type="float" office:value="2120">
                <text:p>2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2121">
                <text:p>2121</text:p>
              </table:table-cell>
              <table:table-cell office:value-type="float" office:value="NaN">
                <text:p>NaN</text:p>
              </table:table-cell>
              <table:table-cell office:value-type="float" office:value="2121">
                <text:p>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2122">
                <text:p>2122</text:p>
              </table:table-cell>
              <table:table-cell office:value-type="float" office:value="NaN">
                <text:p>NaN</text:p>
              </table:table-cell>
              <table:table-cell office:value-type="float" office:value="2122">
                <text:p>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2123">
                <text:p>2123</text:p>
              </table:table-cell>
              <table:table-cell office:value-type="float" office:value="NaN">
                <text:p>NaN</text:p>
              </table:table-cell>
              <table:table-cell office:value-type="float" office:value="2123">
                <text:p>2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124">
                <text:p>2124</text:p>
              </table:table-cell>
              <table:table-cell office:value-type="float" office:value="NaN">
                <text:p>NaN</text:p>
              </table:table-cell>
              <table:table-cell office:value-type="float" office:value="2124">
                <text:p>2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2125">
                <text:p>2125</text:p>
              </table:table-cell>
              <table:table-cell office:value-type="float" office:value="NaN">
                <text:p>NaN</text:p>
              </table:table-cell>
              <table:table-cell office:value-type="float" office:value="2125">
                <text:p>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2126">
                <text:p>2126</text:p>
              </table:table-cell>
              <table:table-cell office:value-type="float" office:value="NaN">
                <text:p>NaN</text:p>
              </table:table-cell>
              <table:table-cell office:value-type="float" office:value="2126">
                <text:p>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2127">
                <text:p>2127</text:p>
              </table:table-cell>
              <table:table-cell office:value-type="float" office:value="NaN">
                <text:p>NaN</text:p>
              </table:table-cell>
              <table:table-cell office:value-type="float" office:value="2127">
                <text:p>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2128">
                <text:p>2128</text:p>
              </table:table-cell>
              <table:table-cell office:value-type="float" office:value="NaN">
                <text:p>NaN</text:p>
              </table:table-cell>
              <table:table-cell office:value-type="float" office:value="2128">
                <text:p>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2129">
                <text:p>2129</text:p>
              </table:table-cell>
              <table:table-cell office:value-type="float" office:value="NaN">
                <text:p>NaN</text:p>
              </table:table-cell>
              <table:table-cell office:value-type="float" office:value="2129">
                <text:p>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2130">
                <text:p>2130</text:p>
              </table:table-cell>
              <table:table-cell office:value-type="float" office:value="NaN">
                <text:p>NaN</text:p>
              </table:table-cell>
              <table:table-cell office:value-type="float" office:value="2130">
                <text:p>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2131">
                <text:p>2131</text:p>
              </table:table-cell>
              <table:table-cell office:value-type="float" office:value="NaN">
                <text:p>NaN</text:p>
              </table:table-cell>
              <table:table-cell office:value-type="float" office:value="2131">
                <text:p>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2132">
                <text:p>2132</text:p>
              </table:table-cell>
              <table:table-cell office:value-type="float" office:value="NaN">
                <text:p>NaN</text:p>
              </table:table-cell>
              <table:table-cell office:value-type="float" office:value="2132">
                <text:p>2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133">
                <text:p>2133</text:p>
              </table:table-cell>
              <table:table-cell office:value-type="float" office:value="NaN">
                <text:p>NaN</text:p>
              </table:table-cell>
              <table:table-cell office:value-type="float" office:value="2133">
                <text:p>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134">
                <text:p>2134</text:p>
              </table:table-cell>
              <table:table-cell office:value-type="float" office:value="NaN">
                <text:p>NaN</text:p>
              </table:table-cell>
              <table:table-cell office:value-type="float" office:value="2134">
                <text:p>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135">
                <text:p>2135</text:p>
              </table:table-cell>
              <table:table-cell office:value-type="float" office:value="NaN">
                <text:p>NaN</text:p>
              </table:table-cell>
              <table:table-cell office:value-type="float" office:value="2135">
                <text:p>2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136">
                <text:p>2136</text:p>
              </table:table-cell>
              <table:table-cell office:value-type="float" office:value="NaN">
                <text:p>NaN</text:p>
              </table:table-cell>
              <table:table-cell office:value-type="float" office:value="2136">
                <text:p>2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137">
                <text:p>2137</text:p>
              </table:table-cell>
              <table:table-cell office:value-type="float" office:value="NaN">
                <text:p>NaN</text:p>
              </table:table-cell>
              <table:table-cell office:value-type="float" office:value="2137">
                <text:p>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138">
                <text:p>2138</text:p>
              </table:table-cell>
              <table:table-cell office:value-type="float" office:value="NaN">
                <text:p>NaN</text:p>
              </table:table-cell>
              <table:table-cell office:value-type="float" office:value="2138">
                <text:p>2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139">
                <text:p>2139</text:p>
              </table:table-cell>
              <table:table-cell office:value-type="float" office:value="NaN">
                <text:p>NaN</text:p>
              </table:table-cell>
              <table:table-cell office:value-type="float" office:value="2139">
                <text:p>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140">
                <text:p>2140</text:p>
              </table:table-cell>
              <table:table-cell office:value-type="float" office:value="NaN">
                <text:p>NaN</text:p>
              </table:table-cell>
              <table:table-cell office:value-type="float" office:value="2140">
                <text:p>2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2141">
                <text:p>2141</text:p>
              </table:table-cell>
              <table:table-cell office:value-type="float" office:value="NaN">
                <text:p>NaN</text:p>
              </table:table-cell>
              <table:table-cell office:value-type="float" office:value="2141">
                <text:p>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2142">
                <text:p>2142</text:p>
              </table:table-cell>
              <table:table-cell office:value-type="float" office:value="NaN">
                <text:p>NaN</text:p>
              </table:table-cell>
              <table:table-cell office:value-type="float" office:value="2142">
                <text:p>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143">
                <text:p>2143</text:p>
              </table:table-cell>
              <table:table-cell office:value-type="float" office:value="NaN">
                <text:p>NaN</text:p>
              </table:table-cell>
              <table:table-cell office:value-type="float" office:value="2143">
                <text:p>2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2144">
                <text:p>2144</text:p>
              </table:table-cell>
              <table:table-cell office:value-type="float" office:value="NaN">
                <text:p>NaN</text:p>
              </table:table-cell>
              <table:table-cell office:value-type="float" office:value="2144">
                <text:p>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2145">
                <text:p>2145</text:p>
              </table:table-cell>
              <table:table-cell office:value-type="float" office:value="NaN">
                <text:p>NaN</text:p>
              </table:table-cell>
              <table:table-cell office:value-type="float" office:value="2145">
                <text:p>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146">
                <text:p>2146</text:p>
              </table:table-cell>
              <table:table-cell office:value-type="float" office:value="NaN">
                <text:p>NaN</text:p>
              </table:table-cell>
              <table:table-cell office:value-type="float" office:value="2146">
                <text:p>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2147">
                <text:p>2147</text:p>
              </table:table-cell>
              <table:table-cell office:value-type="float" office:value="NaN">
                <text:p>NaN</text:p>
              </table:table-cell>
              <table:table-cell office:value-type="float" office:value="2147">
                <text:p>2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148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2148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149">
                <text:p>2149</text:p>
              </table:table-cell>
              <table:table-cell office:value-type="float" office:value="NaN">
                <text:p>NaN</text:p>
              </table:table-cell>
              <table:table-cell office:value-type="float" office:value="2149">
                <text:p>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2151">
                <text:p>2151</text:p>
              </table:table-cell>
              <table:table-cell office:value-type="float" office:value="NaN">
                <text:p>NaN</text:p>
              </table:table-cell>
              <table:table-cell office:value-type="float" office:value="2151">
                <text:p>2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152">
                <text:p>2152</text:p>
              </table:table-cell>
              <table:table-cell office:value-type="float" office:value="NaN">
                <text:p>NaN</text:p>
              </table:table-cell>
              <table:table-cell office:value-type="float" office:value="2152">
                <text:p>2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2153">
                <text:p>2153</text:p>
              </table:table-cell>
              <table:table-cell office:value-type="float" office:value="NaN">
                <text:p>NaN</text:p>
              </table:table-cell>
              <table:table-cell office:value-type="float" office:value="2153">
                <text:p>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154">
                <text:p>2154</text:p>
              </table:table-cell>
              <table:table-cell office:value-type="float" office:value="NaN">
                <text:p>NaN</text:p>
              </table:table-cell>
              <table:table-cell office:value-type="float" office:value="2154">
                <text:p>2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155">
                <text:p>2155</text:p>
              </table:table-cell>
              <table:table-cell office:value-type="float" office:value="NaN">
                <text:p>NaN</text:p>
              </table:table-cell>
              <table:table-cell office:value-type="float" office:value="2155">
                <text:p>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2156">
                <text:p>2156</text:p>
              </table:table-cell>
              <table:table-cell office:value-type="float" office:value="NaN">
                <text:p>NaN</text:p>
              </table:table-cell>
              <table:table-cell office:value-type="float" office:value="2156">
                <text:p>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157">
                <text:p>2157</text:p>
              </table:table-cell>
              <table:table-cell office:value-type="float" office:value="NaN">
                <text:p>NaN</text:p>
              </table:table-cell>
              <table:table-cell office:value-type="float" office:value="2157">
                <text:p>2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2158">
                <text:p>2158</text:p>
              </table:table-cell>
              <table:table-cell office:value-type="float" office:value="NaN">
                <text:p>NaN</text:p>
              </table:table-cell>
              <table:table-cell office:value-type="float" office:value="2158">
                <text:p>2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2159">
                <text:p>2159</text:p>
              </table:table-cell>
              <table:table-cell office:value-type="float" office:value="NaN">
                <text:p>NaN</text:p>
              </table:table-cell>
              <table:table-cell office:value-type="float" office:value="2159">
                <text:p>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160">
                <text:p>2160</text:p>
              </table:table-cell>
              <table:table-cell office:value-type="float" office:value="NaN">
                <text:p>NaN</text:p>
              </table:table-cell>
              <table:table-cell office:value-type="float" office:value="2160">
                <text:p>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2161">
                <text:p>2161</text:p>
              </table:table-cell>
              <table:table-cell office:value-type="float" office:value="NaN">
                <text:p>NaN</text:p>
              </table:table-cell>
              <table:table-cell office:value-type="float" office:value="2161">
                <text:p>2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2162">
                <text:p>2162</text:p>
              </table:table-cell>
              <table:table-cell office:value-type="float" office:value="NaN">
                <text:p>NaN</text:p>
              </table:table-cell>
              <table:table-cell office:value-type="float" office:value="2162">
                <text:p>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163">
                <text:p>2163</text:p>
              </table:table-cell>
              <table:table-cell office:value-type="float" office:value="NaN">
                <text:p>NaN</text:p>
              </table:table-cell>
              <table:table-cell office:value-type="float" office:value="2163">
                <text:p>2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2164">
                <text:p>2164</text:p>
              </table:table-cell>
              <table:table-cell office:value-type="float" office:value="NaN">
                <text:p>NaN</text:p>
              </table:table-cell>
              <table:table-cell office:value-type="float" office:value="2164">
                <text:p>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2165">
                <text:p>2165</text:p>
              </table:table-cell>
              <table:table-cell office:value-type="float" office:value="NaN">
                <text:p>NaN</text:p>
              </table:table-cell>
              <table:table-cell office:value-type="float" office:value="2165">
                <text:p>2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2166">
                <text:p>2166</text:p>
              </table:table-cell>
              <table:table-cell office:value-type="float" office:value="NaN">
                <text:p>NaN</text:p>
              </table:table-cell>
              <table:table-cell office:value-type="float" office:value="2166">
                <text:p>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2167">
                <text:p>2167</text:p>
              </table:table-cell>
              <table:table-cell office:value-type="float" office:value="NaN">
                <text:p>NaN</text:p>
              </table:table-cell>
              <table:table-cell office:value-type="float" office:value="2167">
                <text:p>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2168">
                <text:p>2168</text:p>
              </table:table-cell>
              <table:table-cell office:value-type="float" office:value="NaN">
                <text:p>NaN</text:p>
              </table:table-cell>
              <table:table-cell office:value-type="float" office:value="2168">
                <text:p>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169">
                <text:p>2169</text:p>
              </table:table-cell>
              <table:table-cell office:value-type="float" office:value="NaN">
                <text:p>NaN</text:p>
              </table:table-cell>
              <table:table-cell office:value-type="float" office:value="2169">
                <text:p>2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170">
                <text:p>2170</text:p>
              </table:table-cell>
              <table:table-cell office:value-type="float" office:value="NaN">
                <text:p>NaN</text:p>
              </table:table-cell>
              <table:table-cell office:value-type="float" office:value="2170">
                <text:p>2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171">
                <text:p>2171</text:p>
              </table:table-cell>
              <table:table-cell office:value-type="float" office:value="NaN">
                <text:p>NaN</text:p>
              </table:table-cell>
              <table:table-cell office:value-type="float" office:value="2171">
                <text:p>2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172">
                <text:p>2172</text:p>
              </table:table-cell>
              <table:table-cell office:value-type="float" office:value="NaN">
                <text:p>NaN</text:p>
              </table:table-cell>
              <table:table-cell office:value-type="float" office:value="2172">
                <text:p>2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173">
                <text:p>2173</text:p>
              </table:table-cell>
              <table:table-cell office:value-type="float" office:value="NaN">
                <text:p>NaN</text:p>
              </table:table-cell>
              <table:table-cell office:value-type="float" office:value="2173">
                <text:p>2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174">
                <text:p>2174</text:p>
              </table:table-cell>
              <table:table-cell office:value-type="float" office:value="NaN">
                <text:p>NaN</text:p>
              </table:table-cell>
              <table:table-cell office:value-type="float" office:value="2174">
                <text:p>2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175">
                <text:p>2175</text:p>
              </table:table-cell>
              <table:table-cell office:value-type="float" office:value="NaN">
                <text:p>NaN</text:p>
              </table:table-cell>
              <table:table-cell office:value-type="float" office:value="2175">
                <text:p>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176">
                <text:p>2176</text:p>
              </table:table-cell>
              <table:table-cell office:value-type="float" office:value="NaN">
                <text:p>NaN</text:p>
              </table:table-cell>
              <table:table-cell office:value-type="float" office:value="2176">
                <text:p>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2177">
                <text:p>2177</text:p>
              </table:table-cell>
              <table:table-cell office:value-type="float" office:value="NaN">
                <text:p>NaN</text:p>
              </table:table-cell>
              <table:table-cell office:value-type="float" office:value="2177">
                <text:p>2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2178">
                <text:p>2178</text:p>
              </table:table-cell>
              <table:table-cell office:value-type="float" office:value="NaN">
                <text:p>NaN</text:p>
              </table:table-cell>
              <table:table-cell office:value-type="float" office:value="2178">
                <text:p>2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2179">
                <text:p>2179</text:p>
              </table:table-cell>
              <table:table-cell office:value-type="float" office:value="NaN">
                <text:p>NaN</text:p>
              </table:table-cell>
              <table:table-cell office:value-type="float" office:value="2179">
                <text:p>2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180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2180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2181">
                <text:p>2181</text:p>
              </table:table-cell>
              <table:table-cell office:value-type="float" office:value="NaN">
                <text:p>NaN</text:p>
              </table:table-cell>
              <table:table-cell office:value-type="float" office:value="2181">
                <text:p>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2182">
                <text:p>2182</text:p>
              </table:table-cell>
              <table:table-cell office:value-type="float" office:value="NaN">
                <text:p>NaN</text:p>
              </table:table-cell>
              <table:table-cell office:value-type="float" office:value="2182">
                <text:p>2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2183">
                <text:p>2183</text:p>
              </table:table-cell>
              <table:table-cell office:value-type="float" office:value="NaN">
                <text:p>NaN</text:p>
              </table:table-cell>
              <table:table-cell office:value-type="float" office:value="2183">
                <text:p>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2184">
                <text:p>2184</text:p>
              </table:table-cell>
              <table:table-cell office:value-type="float" office:value="NaN">
                <text:p>NaN</text:p>
              </table:table-cell>
              <table:table-cell office:value-type="float" office:value="2184">
                <text:p>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2185">
                <text:p>2185</text:p>
              </table:table-cell>
              <table:table-cell office:value-type="float" office:value="NaN">
                <text:p>NaN</text:p>
              </table:table-cell>
              <table:table-cell office:value-type="float" office:value="2185">
                <text:p>2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2186">
                <text:p>2186</text:p>
              </table:table-cell>
              <table:table-cell office:value-type="float" office:value="NaN">
                <text:p>NaN</text:p>
              </table:table-cell>
              <table:table-cell office:value-type="float" office:value="2186">
                <text:p>2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2187">
                <text:p>2187</text:p>
              </table:table-cell>
              <table:table-cell office:value-type="float" office:value="NaN">
                <text:p>NaN</text:p>
              </table:table-cell>
              <table:table-cell office:value-type="float" office:value="2187">
                <text:p>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2188">
                <text:p>2188</text:p>
              </table:table-cell>
              <table:table-cell office:value-type="float" office:value="NaN">
                <text:p>NaN</text:p>
              </table:table-cell>
              <table:table-cell office:value-type="float" office:value="2188">
                <text:p>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2189">
                <text:p>2189</text:p>
              </table:table-cell>
              <table:table-cell office:value-type="float" office:value="NaN">
                <text:p>NaN</text:p>
              </table:table-cell>
              <table:table-cell office:value-type="float" office:value="2189">
                <text:p>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2190">
                <text:p>2190</text:p>
              </table:table-cell>
              <table:table-cell office:value-type="float" office:value="NaN">
                <text:p>NaN</text:p>
              </table:table-cell>
              <table:table-cell office:value-type="float" office:value="2190">
                <text:p>2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191">
                <text:p>2191</text:p>
              </table:table-cell>
              <table:table-cell office:value-type="float" office:value="NaN">
                <text:p>NaN</text:p>
              </table:table-cell>
              <table:table-cell office:value-type="float" office:value="2191">
                <text:p>2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2192">
                <text:p>2192</text:p>
              </table:table-cell>
              <table:table-cell office:value-type="float" office:value="NaN">
                <text:p>NaN</text:p>
              </table:table-cell>
              <table:table-cell office:value-type="float" office:value="2192">
                <text:p>2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2193">
                <text:p>2193</text:p>
              </table:table-cell>
              <table:table-cell office:value-type="float" office:value="NaN">
                <text:p>NaN</text:p>
              </table:table-cell>
              <table:table-cell office:value-type="float" office:value="2193">
                <text:p>2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2194">
                <text:p>2194</text:p>
              </table:table-cell>
              <table:table-cell office:value-type="float" office:value="NaN">
                <text:p>NaN</text:p>
              </table:table-cell>
              <table:table-cell office:value-type="float" office:value="2194">
                <text:p>2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2195">
                <text:p>2195</text:p>
              </table:table-cell>
              <table:table-cell office:value-type="float" office:value="NaN">
                <text:p>NaN</text:p>
              </table:table-cell>
              <table:table-cell office:value-type="float" office:value="2195">
                <text:p>2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2196">
                <text:p>2196</text:p>
              </table:table-cell>
              <table:table-cell office:value-type="float" office:value="NaN">
                <text:p>NaN</text:p>
              </table:table-cell>
              <table:table-cell office:value-type="float" office:value="2196">
                <text:p>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2197">
                <text:p>2197</text:p>
              </table:table-cell>
              <table:table-cell office:value-type="float" office:value="NaN">
                <text:p>NaN</text:p>
              </table:table-cell>
              <table:table-cell office:value-type="float" office:value="2197">
                <text:p>2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2198">
                <text:p>2198</text:p>
              </table:table-cell>
              <table:table-cell office:value-type="float" office:value="NaN">
                <text:p>NaN</text:p>
              </table:table-cell>
              <table:table-cell office:value-type="float" office:value="2198">
                <text:p>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2199">
                <text:p>2199</text:p>
              </table:table-cell>
              <table:table-cell office:value-type="float" office:value="NaN">
                <text:p>NaN</text:p>
              </table:table-cell>
              <table:table-cell office:value-type="float" office:value="2199">
                <text:p>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